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6"/>
    <style:style style:name="ce9" style:family="table-cell" style:parent-style-name="Default">
      <style:text-properties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3" style:family="table-cell" style:parent-style-name="Default" style:data-style-name="N116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 style:data-style-name="N1">
      <style:text-properties fo:font-size="10pt" style:font-size-asian="10pt" style:font-size-complex="10pt"/>
    </style:style>
    <style:style style:name="ce3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2">
      <style:text-properties fo:font-size="10pt" style:font-size-asian="10pt" style:font-size-complex="10pt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5.36mm" svg:height="59.21mm" svg:x="407.18mm" svg:y="3.18mm">
            <draw:object draw:notify-on-update-of-ranges="Sheet1.I3:Sheet1.I3 Sheet1.I4:Sheet1.I9 Sheet1.J3:Sheet1.J3 Sheet1.J4:Sheet1.J9 Sheet1.K3:Sheet1.K3 Sheet1.K4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3.04mm" svg:height="50.17mm" svg:x="392.57mm" svg:y="61.57mm">
            <draw:object draw:notify-on-update-of-ranges="Sheet1.I15:Sheet1.I15 Sheet1.I16:Sheet1.I23 Sheet1.J15:Sheet1.J15 Sheet1.J16:Sheet1.J23 Sheet1.K15:Sheet1.K15 Sheet1.K16:Sheet1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5.2mm" svg:height="51.44mm" svg:x="391.49mm" svg:y="112.39mm">
            <draw:object draw:notify-on-update-of-ranges="Sheet1.I29:Sheet1.I29 Sheet1.I30:Sheet1.I34 Sheet1.J29:Sheet1.J29 Sheet1.J30:Sheet1.J34 Sheet1.K29:Sheet1.K29 Sheet1.K30:Sheet1.K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7.78mm" svg:height="47.09mm" svg:x="395.07mm" svg:y="165.28mm">
            <draw:object draw:notify-on-update-of-ranges="Sheet1.I40:Sheet1.I40 Sheet1.I41:Sheet1.I43 Sheet1.J40:Sheet1.J40 Sheet1.J41:Sheet1.J43 Sheet1.K40:Sheet1.K40 Sheet1.K41:Sheet1.K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5.27mm" svg:height="45.35mm" svg:x="395.08mm" svg:y="212.33mm">
            <draw:object draw:notify-on-update-of-ranges="Sheet1.I47:Sheet1.I47 Sheet1.I48:Sheet1.I53 Sheet1.J47:Sheet1.J47 Sheet1.J48:Sheet1.J53 Sheet1.K47:Sheet1.K47 Sheet1.K48:Sheet1.K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4.23mm" svg:height="36.29mm" svg:x="400.04mm" svg:y="259.86mm">
            <draw:object draw:notify-on-update-of-ranges="Sheet1.I56:Sheet1.I56 Sheet1.I57:Sheet1.I58 Sheet1.J56:Sheet1.J56 Sheet1.J57:Sheet1.J58 Sheet1.K56:Sheet1.K56 Sheet1.K57:Sheet1.K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3.2mm" svg:height="76.08mm" svg:x="397.82mm" svg:y="304.7mm">
            <draw:object draw:notify-on-update-of-ranges="Sheet1.I64:Sheet1.I64 Sheet1.I65:Sheet1.I67 Sheet1.J64:Sheet1.J64 Sheet1.J65:Sheet1.J67 Sheet1.K64:Sheet1.K64 Sheet1.K65:Sheet1.K6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ce12"/>
        <table:table-column table:style-name="co3" table:default-cell-style-name="ce14"/>
        <table:table-column table:style-name="co3" table:number-columns-repeated="2" table:default-cell-style-name="ce12"/>
        <table:table-column table:style-name="co3" table:default-cell-style-name="ce14"/>
        <table:table-column table:style-name="co3" table:number-columns-repeated="1009" table:default-cell-style-name="Default"/>
        <table:table-row table:style-name="ro1">
          <table:table-cell table:style-name="ce3" office:value-type="string" calcext:value-type="string">
            <text:p>Experiment 1</text:p>
          </table:table-cell>
          <table:table-cell table:style-name="ce7" table:number-columns-repeated="7"/>
          <table:table-cell table:style-name="ce3"/>
          <table:table-cell table:style-name="ce11" office:value-type="string" calcext:value-type="string">
            <text:p>min</text:p>
          </table:table-cell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max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string" calcext:value-type="string">
            <text:p>Max-min</text:p>
          </table:table-cell>
          <table:table-cell table:style-name="ce13" table:formula="of:=[.M1]-[.K1]" office:value-type="float" office:value="264" calcext:value-type="float">
            <text:p>264.00</text:p>
          </table:table-cell>
          <table:table-cell table:style-name="ce7" table:formula="of:=[.O1]" office:value-type="float" office:value="264" calcext:value-type="float">
            <text:p>264</text:p>
          </table:table-cell>
          <table:table-cell table:style-name="ce7" table:number-columns-repeated="1008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Layer 1 nodes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 table:style-name="ce25" office:value-type="string" calcext:value-type="string">
            <text:p>Hidden layer nodes</text:p>
          </table:table-cell>
          <table:table-cell table:style-name="ce34" office:value-type="string" calcext:value-type="string">
            <text:p>Val RMSE</text:p>
          </table:table-cell>
          <table:table-cell table:style-name="ce34" office:value-type="string" calcext:value-type="string">
            <text:p>Val MAE</text:p>
          </table:table-cell>
          <table:table-cell table:style-name="ce40" office:value-type="string" calcext:value-type="string">
            <text:p>Val MAPE</text:p>
          </table:table-cell>
          <table:table-cell table:style-name="ce34" office:value-type="string" calcext:value-type="string">
            <text:p>Test RMSE</text:p>
          </table:table-cell>
          <table:table-cell table:style-name="ce34" office:value-type="string" calcext:value-type="string">
            <text:p>Test MAE</text:p>
          </table:table-cell>
          <table:table-cell table:style-name="ce40" office:value-type="string" calcext:value-type="string">
            <text:p>Test MAPE</text:p>
          </table:table-cell>
          <table:table-cell table:number-columns-repeated="1009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float" office:value="0.1011" calcext:value-type="float">
            <text:p>0.1011</text:p>
          </table:table-cell>
          <table:table-cell table:style-name="ce8" office:value-type="float" office:value="0.0786" calcext:value-type="float">
            <text:p>0.0786</text:p>
          </table:table-cell>
          <table:table-cell table:style-name="ce8" office:value-type="float" office:value="0.3256" calcext:value-type="float">
            <text:p>0.3256</text:p>
          </table:table-cell>
          <table:table-cell table:style-name="ce8" office:value-type="float" office:value="0.226" calcext:value-type="float">
            <text:p>0.2260</text:p>
          </table:table-cell>
          <table:table-cell table:style-name="ce8" office:value-type="float" office:value="0.2034" calcext:value-type="float">
            <text:p>0.2034</text:p>
          </table:table-cell>
          <table:table-cell table:style-name="ce8" office:value-type="float" office:value="0.3245" calcext:value-type="float">
            <text:p>0.3245</text:p>
          </table:table-cell>
          <table:table-cell table:style-name="ce8"/>
          <table:table-cell table:style-name="ce26" office:value-type="float" office:value="10" calcext:value-type="float">
            <text:p>10</text:p>
          </table:table-cell>
          <table:table-cell table:style-name="ce34" table:formula="of:=[.B4]*[.$O$1]" office:value-type="float" office:value="26.6904" calcext:value-type="float">
            <text:p>27</text:p>
          </table:table-cell>
          <table:table-cell table:style-name="ce34" table:formula="of:=[.C4]*[.$O$1]" office:value-type="float" office:value="20.7504" calcext:value-type="float">
            <text:p>21</text:p>
          </table:table-cell>
          <table:table-cell table:style-name="ce40" table:formula="of:=[.D4]" office:value-type="float" office:value="0.3256" calcext:value-type="float">
            <text:p>0.33</text:p>
          </table:table-cell>
          <table:table-cell table:style-name="ce34" table:formula="of:=[.E4]*[.$P$1]" office:value-type="float" office:value="59.664" calcext:value-type="float">
            <text:p>60</text:p>
          </table:table-cell>
          <table:table-cell table:style-name="ce34" table:formula="of:=[.F4]*[.$O$1]" office:value-type="float" office:value="53.6976" calcext:value-type="float">
            <text:p>54</text:p>
          </table:table-cell>
          <table:table-cell table:style-name="ce40" table:formula="of:=[.G4]" office:value-type="float" office:value="0.3245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1006" calcext:value-type="float">
            <text:p>0.1006</text:p>
          </table:table-cell>
          <table:table-cell table:style-name="ce8" office:value-type="float" office:value="0.0806" calcext:value-type="float">
            <text:p>0.0806</text:p>
          </table:table-cell>
          <table:table-cell table:style-name="ce8" office:value-type="float" office:value="0.3302" calcext:value-type="float">
            <text:p>0.3302</text:p>
          </table:table-cell>
          <table:table-cell table:style-name="ce8" office:value-type="float" office:value="0.2243" calcext:value-type="float">
            <text:p>0.2243</text:p>
          </table:table-cell>
          <table:table-cell table:style-name="ce8" office:value-type="float" office:value="0.1981" calcext:value-type="float">
            <text:p>0.1981</text:p>
          </table:table-cell>
          <table:table-cell table:style-name="ce8" office:value-type="float" office:value="0.3138" calcext:value-type="float">
            <text:p>0.3138</text:p>
          </table:table-cell>
          <table:table-cell table:style-name="ce8"/>
          <table:table-cell table:style-name="ce26" office:value-type="float" office:value="20" calcext:value-type="float">
            <text:p>20</text:p>
          </table:table-cell>
          <table:table-cell table:style-name="ce34" table:formula="of:=[.B5]*[.$P$1]" office:value-type="float" office:value="26.5584" calcext:value-type="float">
            <text:p>27</text:p>
          </table:table-cell>
          <table:table-cell table:style-name="ce34" table:formula="of:=[.C5]*[.$O$1]" office:value-type="float" office:value="21.2784" calcext:value-type="float">
            <text:p>21</text:p>
          </table:table-cell>
          <table:table-cell table:style-name="ce40" table:formula="of:=[.D5]" office:value-type="float" office:value="0.3302" calcext:value-type="float">
            <text:p>0.33</text:p>
          </table:table-cell>
          <table:table-cell table:style-name="ce34" table:formula="of:=[.E5]*[.$P$1]" office:value-type="float" office:value="59.2152" calcext:value-type="float">
            <text:p>59</text:p>
          </table:table-cell>
          <table:table-cell table:style-name="ce34" table:formula="of:=[.F5]*[.$O$1]" office:value-type="float" office:value="52.2984" calcext:value-type="float">
            <text:p>52</text:p>
          </table:table-cell>
          <table:table-cell table:style-name="ce40" table:formula="of:=[.G5]" office:value-type="float" office:value="0.3138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8" office:value-type="float" office:value="0.1037" calcext:value-type="float">
            <text:p>0.1037</text:p>
          </table:table-cell>
          <table:table-cell table:style-name="ce8" office:value-type="float" office:value="0.0837" calcext:value-type="float">
            <text:p>0.0837</text:p>
          </table:table-cell>
          <table:table-cell table:style-name="ce8" office:value-type="float" office:value="0.4376" calcext:value-type="float">
            <text:p>0.4376</text:p>
          </table:table-cell>
          <table:table-cell table:style-name="ce8" office:value-type="float" office:value="0.2119" calcext:value-type="float">
            <text:p>0.2119</text:p>
          </table:table-cell>
          <table:table-cell table:style-name="ce8" office:value-type="float" office:value="0.1869" calcext:value-type="float">
            <text:p>0.1869</text:p>
          </table:table-cell>
          <table:table-cell table:style-name="ce8" office:value-type="float" office:value="0.2904" calcext:value-type="float">
            <text:p>0.2904</text:p>
          </table:table-cell>
          <table:table-cell table:style-name="ce8"/>
          <table:table-cell table:style-name="ce26" office:value-type="float" office:value="50" calcext:value-type="float">
            <text:p>50</text:p>
          </table:table-cell>
          <table:table-cell table:style-name="ce34" table:formula="of:=[.B6]*[.$P$1]" office:value-type="float" office:value="27.3768" calcext:value-type="float">
            <text:p>27</text:p>
          </table:table-cell>
          <table:table-cell table:style-name="ce34" table:formula="of:=[.C6]*[.$O$1]" office:value-type="float" office:value="22.0968" calcext:value-type="float">
            <text:p>22</text:p>
          </table:table-cell>
          <table:table-cell table:style-name="ce40" table:formula="of:=[.D6]" office:value-type="float" office:value="0.4376" calcext:value-type="float">
            <text:p>0.44</text:p>
          </table:table-cell>
          <table:table-cell table:style-name="ce34" table:formula="of:=[.E6]*[.$P$1]" office:value-type="float" office:value="55.9416" calcext:value-type="float">
            <text:p>56</text:p>
          </table:table-cell>
          <table:table-cell table:style-name="ce34" table:formula="of:=[.F6]*[.$O$1]" office:value-type="float" office:value="49.3416" calcext:value-type="float">
            <text:p>49</text:p>
          </table:table-cell>
          <table:table-cell table:style-name="ce40" table:formula="of:=[.G6]" office:value-type="float" office:value="0.2904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0.149" calcext:value-type="float">
            <text:p>0.1490</text:p>
          </table:table-cell>
          <table:table-cell table:style-name="ce8" office:value-type="float" office:value="0.1318" calcext:value-type="float">
            <text:p>0.1318</text:p>
          </table:table-cell>
          <table:table-cell table:style-name="ce8" office:value-type="float" office:value="0.5919" calcext:value-type="float">
            <text:p>0.5919</text:p>
          </table:table-cell>
          <table:table-cell table:style-name="ce8" office:value-type="float" office:value="0.1043" calcext:value-type="float">
            <text:p>0.1043</text:p>
          </table:table-cell>
          <table:table-cell table:style-name="ce8" office:value-type="float" office:value="0.0864" calcext:value-type="float">
            <text:p>0.0864</text:p>
          </table:table-cell>
          <table:table-cell table:style-name="ce8" office:value-type="float" office:value="0.1431" calcext:value-type="float">
            <text:p>0.1431</text:p>
          </table:table-cell>
          <table:table-cell table:style-name="ce8"/>
          <table:table-cell table:style-name="ce26" office:value-type="float" office:value="100" calcext:value-type="float">
            <text:p>100</text:p>
          </table:table-cell>
          <table:table-cell table:style-name="ce34" table:formula="of:=[.B7]*[.$P$1]" office:value-type="float" office:value="39.336" calcext:value-type="float">
            <text:p>39</text:p>
          </table:table-cell>
          <table:table-cell table:style-name="ce34" table:formula="of:=[.C7]*[.$O$1]" office:value-type="float" office:value="34.7952" calcext:value-type="float">
            <text:p>35</text:p>
          </table:table-cell>
          <table:table-cell table:style-name="ce40" table:formula="of:=[.D7]" office:value-type="float" office:value="0.5919" calcext:value-type="float">
            <text:p>0.59</text:p>
          </table:table-cell>
          <table:table-cell table:style-name="ce34" table:formula="of:=[.E7]*[.$P$1]" office:value-type="float" office:value="27.5352" calcext:value-type="float">
            <text:p>28</text:p>
          </table:table-cell>
          <table:table-cell table:style-name="ce34" table:formula="of:=[.F7]*[.$O$1]" office:value-type="float" office:value="22.8096" calcext:value-type="float">
            <text:p>23</text:p>
          </table:table-cell>
          <table:table-cell table:style-name="ce40" table:formula="of:=[.G7]" office:value-type="float" office:value="0.1431" calcext:value-type="float">
            <text:p>0.14</text:p>
          </table:table-cell>
          <table:table-cell table:number-columns-repeated="1009"/>
        </table:table-row>
        <table:table-row table:style-name="ro2">
          <table:table-cell table:style-name="ce6" office:value-type="float" office:value="200" calcext:value-type="float">
            <text:p>200</text:p>
          </table:table-cell>
          <table:table-cell table:style-name="ce8" office:value-type="float" office:value="0.1223" calcext:value-type="float">
            <text:p>0.1223</text:p>
          </table:table-cell>
          <table:table-cell table:style-name="ce8" office:value-type="float" office:value="0.1047" calcext:value-type="float">
            <text:p>0.1047</text:p>
          </table:table-cell>
          <table:table-cell table:style-name="ce8" office:value-type="float" office:value="0.5068" calcext:value-type="float">
            <text:p>0.5068</text:p>
          </table:table-cell>
          <table:table-cell table:style-name="ce8" office:value-type="float" office:value="0.1189" calcext:value-type="float">
            <text:p>0.1189</text:p>
          </table:table-cell>
          <table:table-cell table:style-name="ce8" office:value-type="float" office:value="0.0999" calcext:value-type="float">
            <text:p>0.0999</text:p>
          </table:table-cell>
          <table:table-cell table:style-name="ce8" office:value-type="float" office:value="0.1628" calcext:value-type="float">
            <text:p>0.1628</text:p>
          </table:table-cell>
          <table:table-cell table:style-name="ce8"/>
          <table:table-cell table:style-name="ce26" office:value-type="float" office:value="200" calcext:value-type="float">
            <text:p>200</text:p>
          </table:table-cell>
          <table:table-cell table:style-name="ce34" table:formula="of:=[.B8]*[.$P$1]" office:value-type="float" office:value="32.2872" calcext:value-type="float">
            <text:p>32</text:p>
          </table:table-cell>
          <table:table-cell table:style-name="ce34" table:formula="of:=[.C8]*[.$O$1]" office:value-type="float" office:value="27.6408" calcext:value-type="float">
            <text:p>28</text:p>
          </table:table-cell>
          <table:table-cell table:style-name="ce40" table:formula="of:=[.D8]" office:value-type="float" office:value="0.5068" calcext:value-type="float">
            <text:p>0.51</text:p>
          </table:table-cell>
          <table:table-cell table:style-name="ce34" table:formula="of:=[.E8]*[.$P$1]" office:value-type="float" office:value="31.3896" calcext:value-type="float">
            <text:p>31</text:p>
          </table:table-cell>
          <table:table-cell table:style-name="ce34" table:formula="of:=[.F8]*[.$O$1]" office:value-type="float" office:value="26.3736" calcext:value-type="float">
            <text:p>26</text:p>
          </table:table-cell>
          <table:table-cell table:style-name="ce40" table:formula="of:=[.G8]" office:value-type="float" office:value="0.1628" calcext:value-type="float">
            <text:p>0.16</text:p>
          </table:table-cell>
          <table:table-cell table:number-columns-repeated="1009"/>
        </table:table-row>
        <table:table-row table:style-name="ro2">
          <table:table-cell table:style-name="ce6" office:value-type="float" office:value="500" calcext:value-type="float">
            <text:p>500</text:p>
          </table:table-cell>
          <table:table-cell table:style-name="ce8" office:value-type="float" office:value="0.134132293774266" calcext:value-type="float">
            <text:p>0.1341</text:p>
          </table:table-cell>
          <table:table-cell table:style-name="ce8" office:value-type="float" office:value="0.105569469752753" calcext:value-type="float">
            <text:p>0.1056</text:p>
          </table:table-cell>
          <table:table-cell table:style-name="ce8" office:value-type="float" office:value="0.291490077302235" calcext:value-type="float">
            <text:p>0.2915</text:p>
          </table:table-cell>
          <table:table-cell table:style-name="ce8" office:value-type="float" office:value="0.290342965902899" calcext:value-type="float">
            <text:p>0.2903</text:p>
          </table:table-cell>
          <table:table-cell table:style-name="ce8" office:value-type="float" office:value="0.272404240087856" calcext:value-type="float">
            <text:p>0.2724</text:p>
          </table:table-cell>
          <table:table-cell table:style-name="ce8" office:value-type="float" office:value="0.448920356996906" calcext:value-type="float">
            <text:p>0.4489</text:p>
          </table:table-cell>
          <table:table-cell table:style-name="ce8"/>
          <table:table-cell table:style-name="ce26" office:value-type="float" office:value="500" calcext:value-type="float">
            <text:p>500</text:p>
          </table:table-cell>
          <table:table-cell table:style-name="ce34" table:formula="of:=[.B9]*[.$P$1]" office:value-type="float" office:value="35.4109255564063" calcext:value-type="float">
            <text:p>35</text:p>
          </table:table-cell>
          <table:table-cell table:style-name="ce34" table:formula="of:=[.C9]*[.$O$1]" office:value-type="float" office:value="27.8703400147267" calcext:value-type="float">
            <text:p>28</text:p>
          </table:table-cell>
          <table:table-cell table:style-name="ce40" table:formula="of:=[.D9]" office:value-type="float" office:value="0.291490077302235" calcext:value-type="float">
            <text:p>0.29</text:p>
          </table:table-cell>
          <table:table-cell table:style-name="ce34" table:formula="of:=[.E9]*[.$P$1]" office:value-type="float" office:value="76.6505429983653" calcext:value-type="float">
            <text:p>77</text:p>
          </table:table-cell>
          <table:table-cell table:style-name="ce34" table:formula="of:=[.F9]*[.$O$1]" office:value-type="float" office:value="71.914719383194" calcext:value-type="float">
            <text:p>72</text:p>
          </table:table-cell>
          <table:table-cell table:style-name="ce40" table:formula="of:=[.G9]" office:value-type="float" office:value="0.448920356996906" calcext:value-type="float">
            <text:p>0.45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27"/>
          <table:table-cell table:style-name="ce35" table:number-columns-repeated="2"/>
          <table:table-cell table:style-name="ce41"/>
          <table:table-cell table:style-name="ce35" table:number-columns-repeated="2"/>
          <table:table-cell table:style-name="ce41"/>
          <table:table-cell table:number-columns-repeated="1009"/>
        </table:table-row>
        <table:table-row table:style-name="ro1">
          <table:table-cell office:value-type="string" calcext:value-type="string">
            <text:p>More time taken to train higher nums</text:p>
          </table:table-cell>
          <table:table-cell table:number-columns-repeated="4"/>
          <table:table-cell table:style-name="ce10"/>
          <table:table-cell table:number-columns-repeated="2"/>
          <table:table-cell table:style-name="ce27"/>
          <table:table-cell table:style-name="ce35" table:number-columns-repeated="2"/>
          <table:table-cell table:style-name="ce41"/>
          <table:table-cell table:style-name="ce35" table:number-columns-repeated="2"/>
          <table:table-cell table:style-name="ce41"/>
          <table:table-cell table:number-columns-repeated="1009"/>
        </table:table-row>
        <table:table-row table:style-name="ro1">
          <table:table-cell table:number-columns-repeated="8"/>
          <table:table-cell table:style-name="ce27"/>
          <table:table-cell table:style-name="ce35" table:number-columns-repeated="2"/>
          <table:table-cell table:style-name="ce41"/>
          <table:table-cell table:style-name="ce35" table:number-columns-repeated="2"/>
          <table:table-cell table:style-name="ce41"/>
          <table:table-cell table:number-columns-repeated="1009"/>
        </table:table-row>
        <table:table-row table:style-name="ro1">
          <table:table-cell table:style-name="ce3" office:value-type="string" calcext:value-type="string">
            <text:p>Experiment 2</text:p>
          </table:table-cell>
          <table:table-cell table:style-name="ce7" table:number-columns-repeated="7"/>
          <table:table-cell table:style-name="ce28"/>
          <table:table-cell table:style-name="ce35" table:number-columns-repeated="2"/>
          <table:table-cell table:style-name="ce41"/>
          <table:table-cell table:style-name="ce35" table:number-columns-repeated="2"/>
          <table:table-cell table:style-name="ce41"/>
          <table:table-cell table:style-name="ce7" table:number-columns-repeated="1009"/>
        </table:table-row>
        <table:table-row table:style-name="ro1">
          <table:table-cell table:number-columns-repeated="8"/>
          <table:table-cell table:style-name="ce27"/>
          <table:table-cell table:style-name="ce35" table:number-columns-repeated="2"/>
          <table:table-cell table:style-name="ce41"/>
          <table:table-cell table:style-name="ce35" table:number-columns-repeated="2"/>
          <table:table-cell table:style-name="ce41"/>
          <table:table-cell table:number-columns-repeated="1009"/>
        </table:table-row>
        <table:table-row table:style-name="ro1">
          <table:table-cell office:value-type="string" calcext:value-type="string">
            <text:p>Layer setup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 table:style-name="ce29" office:value-type="string" calcext:value-type="string">
            <text:p>Hidden layer setup</text:p>
          </table:table-cell>
          <table:table-cell table:style-name="ce34" office:value-type="string" calcext:value-type="string">
            <text:p>Val RMSE</text:p>
          </table:table-cell>
          <table:table-cell table:style-name="ce34" office:value-type="string" calcext:value-type="string">
            <text:p>Val MAE</text:p>
          </table:table-cell>
          <table:table-cell table:style-name="ce40" office:value-type="string" calcext:value-type="string">
            <text:p>Val MAPE</text:p>
          </table:table-cell>
          <table:table-cell table:style-name="ce34" office:value-type="string" calcext:value-type="string">
            <text:p>Test RMSE</text:p>
          </table:table-cell>
          <table:table-cell table:style-name="ce34" office:value-type="string" calcext:value-type="string">
            <text:p>Test MAE</text:p>
          </table:table-cell>
          <table:table-cell table:style-name="ce40" office:value-type="string" calcext:value-type="string">
            <text:p>Test MAPE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10, 5</text:p>
          </table:table-cell>
          <table:table-cell table:style-name="ce8" office:value-type="float" office:value="0.09893429371543" calcext:value-type="float">
            <text:p>0.0989</text:p>
          </table:table-cell>
          <table:table-cell table:style-name="ce8" office:value-type="float" office:value="0.0808393287567406" calcext:value-type="float">
            <text:p>0.0808</text:p>
          </table:table-cell>
          <table:table-cell table:style-name="ce8" office:value-type="float" office:value="0.369222992450935" calcext:value-type="float">
            <text:p>0.3692</text:p>
          </table:table-cell>
          <table:table-cell table:style-name="ce8" office:value-type="float" office:value="0.174541084437646" calcext:value-type="float">
            <text:p>0.1745</text:p>
          </table:table-cell>
          <table:table-cell table:style-name="ce8" office:value-type="float" office:value="0.152177432150997" calcext:value-type="float">
            <text:p>0.1522</text:p>
          </table:table-cell>
          <table:table-cell table:style-name="ce8" office:value-type="float" office:value="0.247328648139269" calcext:value-type="float">
            <text:p>0.2473</text:p>
          </table:table-cell>
          <table:table-cell table:style-name="ce8"/>
          <table:table-cell table:style-name="ce30" office:value-type="string" calcext:value-type="string">
            <text:p>10, 5</text:p>
          </table:table-cell>
          <table:table-cell table:style-name="ce34" table:formula="of:=[.B16]*[.$P$1]" office:value-type="float" office:value="26.1186535408735" calcext:value-type="float">
            <text:p>26</text:p>
          </table:table-cell>
          <table:table-cell table:style-name="ce34" table:formula="of:=[.C16]*[.$O$1]" office:value-type="float" office:value="21.3415827917795" calcext:value-type="float">
            <text:p>21</text:p>
          </table:table-cell>
          <table:table-cell table:style-name="ce40" table:formula="of:=[.D16]" office:value-type="float" office:value="0.369222992450935" calcext:value-type="float">
            <text:p>0.37</text:p>
          </table:table-cell>
          <table:table-cell table:style-name="ce34" table:formula="of:=[.E16]*[.$P$1]" office:value-type="float" office:value="46.0788462915385" calcext:value-type="float">
            <text:p>46</text:p>
          </table:table-cell>
          <table:table-cell table:style-name="ce34" table:formula="of:=[.F16]*[.$O$1]" office:value-type="float" office:value="40.1748420878633" calcext:value-type="float">
            <text:p>40</text:p>
          </table:table-cell>
          <table:table-cell table:style-name="ce40" table:formula="of:=[.G16]" office:value-type="float" office:value="0.247328648139269" calcext:value-type="float">
            <text:p>0.2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50, 20</text:p>
          </table:table-cell>
          <table:table-cell table:style-name="ce8" office:value-type="float" office:value="0.142614653244682" calcext:value-type="float">
            <text:p>0.1426</text:p>
          </table:table-cell>
          <table:table-cell table:style-name="ce8" office:value-type="float" office:value="0.122083852590587" calcext:value-type="float">
            <text:p>0.1221</text:p>
          </table:table-cell>
          <table:table-cell table:style-name="ce8" office:value-type="float" office:value="0.584541925088141" calcext:value-type="float">
            <text:p>0.5845</text:p>
          </table:table-cell>
          <table:table-cell table:style-name="ce8" office:value-type="float" office:value="0.105935162361136" calcext:value-type="float">
            <text:p>0.1059</text:p>
          </table:table-cell>
          <table:table-cell table:style-name="ce8" office:value-type="float" office:value="0.0871013403309981" calcext:value-type="float">
            <text:p>0.0871</text:p>
          </table:table-cell>
          <table:table-cell table:style-name="ce8" office:value-type="float" office:value="0.141991537250012" calcext:value-type="float">
            <text:p>0.1420</text:p>
          </table:table-cell>
          <table:table-cell table:style-name="ce8"/>
          <table:table-cell table:style-name="ce30" office:value-type="string" calcext:value-type="string">
            <text:p>50, 20</text:p>
          </table:table-cell>
          <table:table-cell table:style-name="ce34" table:formula="of:=[.B17]*[.$P$1]" office:value-type="float" office:value="37.6502684565961" calcext:value-type="float">
            <text:p>38</text:p>
          </table:table-cell>
          <table:table-cell table:style-name="ce34" table:formula="of:=[.C17]*[.$O$1]" office:value-type="float" office:value="32.2301370839151" calcext:value-type="float">
            <text:p>32</text:p>
          </table:table-cell>
          <table:table-cell table:style-name="ce40" table:formula="of:=[.D17]" office:value-type="float" office:value="0.584541925088141" calcext:value-type="float">
            <text:p>0.58</text:p>
          </table:table-cell>
          <table:table-cell table:style-name="ce34" table:formula="of:=[.E17]*[.$P$1]" office:value-type="float" office:value="27.9668828633398" calcext:value-type="float">
            <text:p>28</text:p>
          </table:table-cell>
          <table:table-cell table:style-name="ce34" table:formula="of:=[.F17]*[.$O$1]" office:value-type="float" office:value="22.9947538473835" calcext:value-type="float">
            <text:p>23</text:p>
          </table:table-cell>
          <table:table-cell table:style-name="ce40" table:formula="of:=[.G17]" office:value-type="float" office:value="0.141991537250012" calcext:value-type="float">
            <text:p>0.1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20, 50</text:p>
          </table:table-cell>
          <table:table-cell table:style-name="ce8" office:value-type="float" office:value="0.114310195880197" calcext:value-type="float">
            <text:p>0.1143</text:p>
          </table:table-cell>
          <table:table-cell table:style-name="ce8" office:value-type="float" office:value="0.0877709494918464" calcext:value-type="float">
            <text:p>0.0878</text:p>
          </table:table-cell>
          <table:table-cell table:style-name="ce8" office:value-type="float" office:value="0.306917605893404" calcext:value-type="float">
            <text:p>0.3069</text:p>
          </table:table-cell>
          <table:table-cell table:style-name="ce8" office:value-type="float" office:value="0.265418191362656" calcext:value-type="float">
            <text:p>0.2654</text:p>
          </table:table-cell>
          <table:table-cell table:style-name="ce8" office:value-type="float" office:value="0.246728494918324" calcext:value-type="float">
            <text:p>0.2467</text:p>
          </table:table-cell>
          <table:table-cell table:style-name="ce8" office:value-type="float" office:value="0.413960472526589" calcext:value-type="float">
            <text:p>0.4140</text:p>
          </table:table-cell>
          <table:table-cell table:style-name="ce8"/>
          <table:table-cell table:style-name="ce30" office:value-type="string" calcext:value-type="string">
            <text:p>20, 50</text:p>
          </table:table-cell>
          <table:table-cell table:style-name="ce34" table:formula="of:=[.B18]*[.$P$1]" office:value-type="float" office:value="30.177891712372" calcext:value-type="float">
            <text:p>30</text:p>
          </table:table-cell>
          <table:table-cell table:style-name="ce34" table:formula="of:=[.C18]*[.$O$1]" office:value-type="float" office:value="23.1715306658474" calcext:value-type="float">
            <text:p>23</text:p>
          </table:table-cell>
          <table:table-cell table:style-name="ce40" table:formula="of:=[.D18]" office:value-type="float" office:value="0.306917605893404" calcext:value-type="float">
            <text:p>0.31</text:p>
          </table:table-cell>
          <table:table-cell table:style-name="ce34" table:formula="of:=[.E18]*[.$P$1]" office:value-type="float" office:value="70.0704025197412" calcext:value-type="float">
            <text:p>70</text:p>
          </table:table-cell>
          <table:table-cell table:style-name="ce34" table:formula="of:=[.F18]*[.$O$1]" office:value-type="float" office:value="65.1363226584376" calcext:value-type="float">
            <text:p>65</text:p>
          </table:table-cell>
          <table:table-cell table:style-name="ce40" table:formula="of:=[.G18]" office:value-type="float" office:value="0.413960472526589" calcext:value-type="float">
            <text:p>0.4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10, 5, 5</text:p>
          </table:table-cell>
          <table:table-cell table:style-name="ce8" office:value-type="float" office:value="0.0889757338410462" calcext:value-type="float">
            <text:p>0.0890</text:p>
          </table:table-cell>
          <table:table-cell table:style-name="ce8" office:value-type="float" office:value="0.0704203177840682" calcext:value-type="float">
            <text:p>0.0704</text:p>
          </table:table-cell>
          <table:table-cell table:style-name="ce8" office:value-type="float" office:value="0.334584571885221" calcext:value-type="float">
            <text:p>0.3346</text:p>
          </table:table-cell>
          <table:table-cell table:style-name="ce8" office:value-type="float" office:value="0.212035133892796" calcext:value-type="float">
            <text:p>0.2120</text:p>
          </table:table-cell>
          <table:table-cell table:style-name="ce8" office:value-type="float" office:value="0.190704412744124" calcext:value-type="float">
            <text:p>0.1907</text:p>
          </table:table-cell>
          <table:table-cell table:style-name="ce8" office:value-type="float" office:value="0.302875857571981" calcext:value-type="float">
            <text:p>0.3029</text:p>
          </table:table-cell>
          <table:table-cell table:style-name="ce8"/>
          <table:table-cell table:style-name="ce30" office:value-type="string" calcext:value-type="string">
            <text:p>10, 5, 5</text:p>
          </table:table-cell>
          <table:table-cell table:style-name="ce34" table:formula="of:=[.B19]*[.$P$1]" office:value-type="float" office:value="23.4895937340362" calcext:value-type="float">
            <text:p>23</text:p>
          </table:table-cell>
          <table:table-cell table:style-name="ce34" table:formula="of:=[.C19]*[.$O$1]" office:value-type="float" office:value="18.590963894994" calcext:value-type="float">
            <text:p>19</text:p>
          </table:table-cell>
          <table:table-cell table:style-name="ce40" table:formula="of:=[.D19]" office:value-type="float" office:value="0.334584571885221" calcext:value-type="float">
            <text:p>0.33</text:p>
          </table:table-cell>
          <table:table-cell table:style-name="ce34" table:formula="of:=[.E19]*[.$P$1]" office:value-type="float" office:value="55.9772753476982" calcext:value-type="float">
            <text:p>56</text:p>
          </table:table-cell>
          <table:table-cell table:style-name="ce34" table:formula="of:=[.F19]*[.$O$1]" office:value-type="float" office:value="50.3459649644486" calcext:value-type="float">
            <text:p>50</text:p>
          </table:table-cell>
          <table:table-cell table:style-name="ce40" table:formula="of:=[.G19]" office:value-type="float" office:value="0.302875857571981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20, 20, 10</text:p>
          </table:table-cell>
          <table:table-cell table:style-name="ce8" office:value-type="float" office:value="0.075702791525219" calcext:value-type="float">
            <text:p>0.0757</text:p>
          </table:table-cell>
          <table:table-cell table:style-name="ce8" office:value-type="float" office:value="0.058913034858512" calcext:value-type="float">
            <text:p>0.0589</text:p>
          </table:table-cell>
          <table:table-cell table:style-name="ce8" office:value-type="float" office:value="0.21297380260407" calcext:value-type="float">
            <text:p>0.2130</text:p>
          </table:table-cell>
          <table:table-cell table:style-name="ce8" office:value-type="float" office:value="0.184185785876967" calcext:value-type="float">
            <text:p>0.1842</text:p>
          </table:table-cell>
          <table:table-cell table:style-name="ce8" office:value-type="float" office:value="0.169900698453225" calcext:value-type="float">
            <text:p>0.1699</text:p>
          </table:table-cell>
          <table:table-cell table:style-name="ce8" office:value-type="float" office:value="0.297230995691809" calcext:value-type="float">
            <text:p>0.2972</text:p>
          </table:table-cell>
          <table:table-cell table:style-name="ce8"/>
          <table:table-cell table:style-name="ce30" office:value-type="string" calcext:value-type="string">
            <text:p>20, 20, 10</text:p>
          </table:table-cell>
          <table:table-cell table:style-name="ce34" table:formula="of:=[.B20]*[.$P$1]" office:value-type="float" office:value="19.9855369626578" calcext:value-type="float">
            <text:p>20</text:p>
          </table:table-cell>
          <table:table-cell table:style-name="ce34" table:formula="of:=[.C20]*[.$O$1]" office:value-type="float" office:value="15.5530412026472" calcext:value-type="float">
            <text:p>16</text:p>
          </table:table-cell>
          <table:table-cell table:style-name="ce40" table:formula="of:=[.D20]" office:value-type="float" office:value="0.21297380260407" calcext:value-type="float">
            <text:p>0.21</text:p>
          </table:table-cell>
          <table:table-cell table:style-name="ce34" table:formula="of:=[.E20]*[.$P$1]" office:value-type="float" office:value="48.6250474715194" calcext:value-type="float">
            <text:p>49</text:p>
          </table:table-cell>
          <table:table-cell table:style-name="ce34" table:formula="of:=[.F20]*[.$O$1]" office:value-type="float" office:value="44.8537843916514" calcext:value-type="float">
            <text:p>45</text:p>
          </table:table-cell>
          <table:table-cell table:style-name="ce40" table:formula="of:=[.G20]" office:value-type="float" office:value="0.297230995691809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50, 30, 20</text:p>
          </table:table-cell>
          <table:table-cell table:style-name="ce8" office:value-type="float" office:value="0.0880023384876604" calcext:value-type="float">
            <text:p>0.0880</text:p>
          </table:table-cell>
          <table:table-cell table:style-name="ce8" office:value-type="float" office:value="0.0704608138691915" calcext:value-type="float">
            <text:p>0.0705</text:p>
          </table:table-cell>
          <table:table-cell table:style-name="ce8" office:value-type="float" office:value="0.34721349756432" calcext:value-type="float">
            <text:p>0.3472</text:p>
          </table:table-cell>
          <table:table-cell table:style-name="ce8" office:value-type="float" office:value="0.181918294637593" calcext:value-type="float">
            <text:p>0.1819</text:p>
          </table:table-cell>
          <table:table-cell table:style-name="ce8" office:value-type="float" office:value="0.164722089570259" calcext:value-type="float">
            <text:p>0.1647</text:p>
          </table:table-cell>
          <table:table-cell table:style-name="ce8" office:value-type="float" office:value="0.277525568661573" calcext:value-type="float">
            <text:p>0.2775</text:p>
          </table:table-cell>
          <table:table-cell table:style-name="ce8"/>
          <table:table-cell table:style-name="ce30" office:value-type="string" calcext:value-type="string">
            <text:p>50, 30, 20</text:p>
          </table:table-cell>
          <table:table-cell table:style-name="ce34" table:formula="of:=[.B21]*[.$P$1]" office:value-type="float" office:value="23.2326173607424" calcext:value-type="float">
            <text:p>23</text:p>
          </table:table-cell>
          <table:table-cell table:style-name="ce34" table:formula="of:=[.C21]*[.$O$1]" office:value-type="float" office:value="18.6016548614666" calcext:value-type="float">
            <text:p>19</text:p>
          </table:table-cell>
          <table:table-cell table:style-name="ce40" table:formula="of:=[.D21]" office:value-type="float" office:value="0.34721349756432" calcext:value-type="float">
            <text:p>0.35</text:p>
          </table:table-cell>
          <table:table-cell table:style-name="ce34" table:formula="of:=[.E21]*[.$P$1]" office:value-type="float" office:value="48.0264297843247" calcext:value-type="float">
            <text:p>48</text:p>
          </table:table-cell>
          <table:table-cell table:style-name="ce34" table:formula="of:=[.F21]*[.$O$1]" office:value-type="float" office:value="43.4866316465483" calcext:value-type="float">
            <text:p>43</text:p>
          </table:table-cell>
          <table:table-cell table:style-name="ce40" table:formula="of:=[.G21]" office:value-type="float" office:value="0.277525568661573" calcext:value-type="float">
            <text:p>0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, 20, 10, 10</text:p>
          </table:table-cell>
          <table:table-cell table:style-name="ce8" office:value-type="float" office:value="0.093957152320929" calcext:value-type="float">
            <text:p>0.0940</text:p>
          </table:table-cell>
          <table:table-cell table:style-name="ce8" office:value-type="float" office:value="0.0748777880385211" calcext:value-type="float">
            <text:p>0.0749</text:p>
          </table:table-cell>
          <table:table-cell table:style-name="ce8" office:value-type="float" office:value="0.419074885058593" calcext:value-type="float">
            <text:p>0.4191</text:p>
          </table:table-cell>
          <table:table-cell table:style-name="ce8" office:value-type="float" office:value="0.180896288170038" calcext:value-type="float">
            <text:p>0.1809</text:p>
          </table:table-cell>
          <table:table-cell table:style-name="ce8" office:value-type="float" office:value="0.160660134246608" calcext:value-type="float">
            <text:p>0.1607</text:p>
          </table:table-cell>
          <table:table-cell table:style-name="ce8" office:value-type="float" office:value="0.251983942127101" calcext:value-type="float">
            <text:p>0.2520</text:p>
          </table:table-cell>
          <table:table-cell table:style-name="ce8"/>
          <table:table-cell table:style-name="ce29" office:value-type="string" calcext:value-type="string">
            <text:p>20, 20, 10, 10</text:p>
          </table:table-cell>
          <table:table-cell table:style-name="ce34" table:formula="of:=[.B22]*[.$P$1]" office:value-type="float" office:value="24.8046882127253" calcext:value-type="float">
            <text:p>25</text:p>
          </table:table-cell>
          <table:table-cell table:style-name="ce34" table:formula="of:=[.C22]*[.$O$1]" office:value-type="float" office:value="19.7677360421696" calcext:value-type="float">
            <text:p>20</text:p>
          </table:table-cell>
          <table:table-cell table:style-name="ce40" table:formula="of:=[.D22]" office:value-type="float" office:value="0.419074885058593" calcext:value-type="float">
            <text:p>0.42</text:p>
          </table:table-cell>
          <table:table-cell table:style-name="ce34" table:formula="of:=[.E22]*[.$P$1]" office:value-type="float" office:value="47.75662007689" calcext:value-type="float">
            <text:p>48</text:p>
          </table:table-cell>
          <table:table-cell table:style-name="ce34" table:formula="of:=[.F22]*[.$O$1]" office:value-type="float" office:value="42.4142754411045" calcext:value-type="float">
            <text:p>42</text:p>
          </table:table-cell>
          <table:table-cell table:style-name="ce40" table:formula="of:=[.G22]" office:value-type="float" office:value="0.251983942127101" calcext:value-type="float">
            <text:p>0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, 20, 20, 10, 10, 10</text:p>
          </table:table-cell>
          <table:table-cell table:style-name="ce8" office:value-type="float" office:value="0.100698129695255" calcext:value-type="float">
            <text:p>0.1007</text:p>
          </table:table-cell>
          <table:table-cell table:style-name="ce8" office:value-type="float" office:value="0.081754371575256" calcext:value-type="float">
            <text:p>0.0818</text:p>
          </table:table-cell>
          <table:table-cell table:style-name="ce8" office:value-type="float" office:value="0.390162644027315" calcext:value-type="float">
            <text:p>0.3902</text:p>
          </table:table-cell>
          <table:table-cell table:style-name="ce8" office:value-type="float" office:value="0.196832716881701" calcext:value-type="float">
            <text:p>0.1968</text:p>
          </table:table-cell>
          <table:table-cell table:style-name="ce8" office:value-type="float" office:value="0.177905041841661" calcext:value-type="float">
            <text:p>0.1779</text:p>
          </table:table-cell>
          <table:table-cell table:style-name="ce8" office:value-type="float" office:value="0.298556139674682" calcext:value-type="float">
            <text:p>0.2986</text:p>
          </table:table-cell>
          <table:table-cell table:style-name="ce8"/>
          <table:table-cell table:style-name="ce29" office:value-type="string" calcext:value-type="string">
            <text:p>20, 20, 20, 10, 10, 10</text:p>
          </table:table-cell>
          <table:table-cell table:style-name="ce34" table:formula="of:=[.B23]*[.$P$1]" office:value-type="float" office:value="26.5843062395473" calcext:value-type="float">
            <text:p>27</text:p>
          </table:table-cell>
          <table:table-cell table:style-name="ce34" table:formula="of:=[.C23]*[.$O$1]" office:value-type="float" office:value="21.5831540958676" calcext:value-type="float">
            <text:p>22</text:p>
          </table:table-cell>
          <table:table-cell table:style-name="ce40" table:formula="of:=[.D23]" office:value-type="float" office:value="0.390162644027315" calcext:value-type="float">
            <text:p>0.39</text:p>
          </table:table-cell>
          <table:table-cell table:style-name="ce34" table:formula="of:=[.E23]*[.$P$1]" office:value-type="float" office:value="51.9638372567691" calcext:value-type="float">
            <text:p>52</text:p>
          </table:table-cell>
          <table:table-cell table:style-name="ce34" table:formula="of:=[.F23]*[.$O$1]" office:value-type="float" office:value="46.9669310461985" calcext:value-type="float">
            <text:p>47</text:p>
          </table:table-cell>
          <table:table-cell table:style-name="ce40" table:formula="of:=[.G23]" office:value-type="float" office:value="0.298556139674682" calcext:value-type="float">
            <text:p>0.30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Deeper models needed a higher number of training epochs</text:p>
          </table:table-cell>
          <table:table-cell table:number-columns-repeated="7"/>
          <table:table-cell table:style-name="ce4"/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Experiment 3 – 10,5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Input steps (look-back steps)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 table:style-name="ce31" office:value-type="string" calcext:value-type="string">
            <text:p>Look-back steps</text:p>
          </table:table-cell>
          <table:table-cell table:style-name="ce36" office:value-type="string" calcext:value-type="string">
            <text:p>Val RMSE</text:p>
          </table:table-cell>
          <table:table-cell table:style-name="ce36" office:value-type="string" calcext:value-type="string">
            <text:p>Val MAE</text:p>
          </table:table-cell>
          <table:table-cell table:style-name="ce42" office:value-type="string" calcext:value-type="string">
            <text:p>Val MAPE</text:p>
          </table:table-cell>
          <table:table-cell table:style-name="ce36" office:value-type="string" calcext:value-type="string">
            <text:p>Test RMSE</text:p>
          </table:table-cell>
          <table:table-cell table:style-name="ce36" office:value-type="string" calcext:value-type="string">
            <text:p>Test MAE</text:p>
          </table:table-cell>
          <table:table-cell table:style-name="ce42" office:value-type="string" calcext:value-type="string">
            <text:p>Test MAPE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5343354887676" calcext:value-type="float">
            <text:p>0.115343354887676</text:p>
          </table:table-cell>
          <table:table-cell office:value-type="float" office:value="0.092534349812143" calcext:value-type="float">
            <text:p>0.092534349812143</text:p>
          </table:table-cell>
          <table:table-cell office:value-type="float" office:value="0.380955395251921" calcext:value-type="float">
            <text:p>0.380955395251921</text:p>
          </table:table-cell>
          <table:table-cell office:value-type="float" office:value="0.150909523406793" calcext:value-type="float">
            <text:p>0.150909523406793</text:p>
          </table:table-cell>
          <table:table-cell office:value-type="float" office:value="0.13096561749702" calcext:value-type="float">
            <text:p>0.13096561749702</text:p>
          </table:table-cell>
          <table:table-cell office:value-type="float" office:value="0.221746058051228" calcext:value-type="float">
            <text:p>0.221746058051228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table:formula="of:=[.B30]*[.$P$1]" office:value-type="float" office:value="30.4506456903464" calcext:value-type="float">
            <text:p>30</text:p>
          </table:table-cell>
          <table:table-cell table:style-name="ce36" table:formula="of:=[.C30]*[.$O$1]" office:value-type="float" office:value="24.4290683504058" calcext:value-type="float">
            <text:p>24</text:p>
          </table:table-cell>
          <table:table-cell table:style-name="ce42" table:formula="of:=[.D30]" office:value-type="float" office:value="0.380955395251921" calcext:value-type="float">
            <text:p>0.38</text:p>
          </table:table-cell>
          <table:table-cell table:style-name="ce36" table:formula="of:=[.E30]*[.$P$1]" office:value-type="float" office:value="39.8401141793933" calcext:value-type="float">
            <text:p>40</text:p>
          </table:table-cell>
          <table:table-cell table:style-name="ce36" table:formula="of:=[.F30]*[.$O$1]" office:value-type="float" office:value="34.5749230192132" calcext:value-type="float">
            <text:p>35</text:p>
          </table:table-cell>
          <table:table-cell table:style-name="ce42" table:formula="of:=[.G30]" office:value-type="float" office:value="0.221746058051228" calcext:value-type="float">
            <text:p>0.2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1952772739503" calcext:value-type="float">
            <text:p>0.141952772739503</text:p>
          </table:table-cell>
          <table:table-cell office:value-type="float" office:value="0.120726842546073" calcext:value-type="float">
            <text:p>0.120726842546073</text:p>
          </table:table-cell>
          <table:table-cell office:value-type="float" office:value="0.51117496393537" calcext:value-type="float">
            <text:p>0.51117496393537</text:p>
          </table:table-cell>
          <table:table-cell office:value-type="float" office:value="0.116229911037335" calcext:value-type="float">
            <text:p>0.116229911037335</text:p>
          </table:table-cell>
          <table:table-cell office:value-type="float" office:value="0.0951536430603442" calcext:value-type="float">
            <text:p>0.095153643060344</text:p>
          </table:table-cell>
          <table:table-cell office:value-type="float" office:value="0.15884926002095" calcext:value-type="float">
            <text:p>0.15884926002095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table:formula="of:=[.B31]*[.$P$1]" office:value-type="float" office:value="37.4755320032288" calcext:value-type="float">
            <text:p>37</text:p>
          </table:table-cell>
          <table:table-cell table:style-name="ce36" table:formula="of:=[.C31]*[.$O$1]" office:value-type="float" office:value="31.8718864321634" calcext:value-type="float">
            <text:p>32</text:p>
          </table:table-cell>
          <table:table-cell table:style-name="ce42" table:formula="of:=[.D31]" office:value-type="float" office:value="0.51117496393537" calcext:value-type="float">
            <text:p>0.51</text:p>
          </table:table-cell>
          <table:table-cell table:style-name="ce36" table:formula="of:=[.E31]*[.$P$1]" office:value-type="float" office:value="30.6846965138563" calcext:value-type="float">
            <text:p>31</text:p>
          </table:table-cell>
          <table:table-cell table:style-name="ce36" table:formula="of:=[.F31]*[.$O$1]" office:value-type="float" office:value="25.1205617679309" calcext:value-type="float">
            <text:p>25</text:p>
          </table:table-cell>
          <table:table-cell table:style-name="ce42" table:formula="of:=[.G31]" office:value-type="float" office:value="0.15884926002095" calcext:value-type="float">
            <text:p>0.16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1087234771623" calcext:value-type="float">
            <text:p>0.151087234771623</text:p>
          </table:table-cell>
          <table:table-cell office:value-type="float" office:value="0.130912662464194" calcext:value-type="float">
            <text:p>0.130912662464194</text:p>
          </table:table-cell>
          <table:table-cell office:value-type="float" office:value="0.566774368455586" calcext:value-type="float">
            <text:p>0.566774368455586</text:p>
          </table:table-cell>
          <table:table-cell office:value-type="float" office:value="0.103446649192227" calcext:value-type="float">
            <text:p>0.103446649192227</text:p>
          </table:table-cell>
          <table:table-cell office:value-type="float" office:value="0.083812163726281" calcext:value-type="float">
            <text:p>0.083812163726281</text:p>
          </table:table-cell>
          <table:table-cell office:value-type="float" office:value="0.138307311923705" calcext:value-type="float">
            <text:p>0.138307311923705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table:formula="of:=[.B32]*[.$P$1]" office:value-type="float" office:value="39.8870299797084" calcext:value-type="float">
            <text:p>40</text:p>
          </table:table-cell>
          <table:table-cell table:style-name="ce36" table:formula="of:=[.C32]*[.$O$1]" office:value-type="float" office:value="34.5609428905473" calcext:value-type="float">
            <text:p>35</text:p>
          </table:table-cell>
          <table:table-cell table:style-name="ce42" table:formula="of:=[.D32]" office:value-type="float" office:value="0.566774368455586" calcext:value-type="float">
            <text:p>0.57</text:p>
          </table:table-cell>
          <table:table-cell table:style-name="ce36" table:formula="of:=[.E32]*[.$P$1]" office:value-type="float" office:value="27.309915386748" calcext:value-type="float">
            <text:p>27</text:p>
          </table:table-cell>
          <table:table-cell table:style-name="ce36" table:formula="of:=[.F32]*[.$O$1]" office:value-type="float" office:value="22.1264112237382" calcext:value-type="float">
            <text:p>22</text:p>
          </table:table-cell>
          <table:table-cell table:style-name="ce42" table:formula="of:=[.G32]" office:value-type="float" office:value="0.138307311923705" calcext:value-type="float">
            <text:p>0.14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101148461674279" calcext:value-type="float">
            <text:p>0.101148461674279</text:p>
          </table:table-cell>
          <table:table-cell table:style-name="ce4" office:value-type="float" office:value="0.0819416481191094" calcext:value-type="float">
            <text:p>0.081941648119109</text:p>
          </table:table-cell>
          <table:table-cell table:style-name="ce4" office:value-type="float" office:value="0.394949400545416" calcext:value-type="float">
            <text:p>0.394949400545416</text:p>
          </table:table-cell>
          <table:table-cell table:style-name="ce4" office:value-type="float" office:value="0.219989878483096" calcext:value-type="float">
            <text:p>0.219989878483096</text:p>
          </table:table-cell>
          <table:table-cell table:style-name="ce4" office:value-type="float" office:value="0.193214925956607" calcext:value-type="float">
            <text:p>0.193214925956607</text:p>
          </table:table-cell>
          <table:table-cell table:style-name="ce4" office:value-type="float" office:value="0.298827397577016" calcext:value-type="float">
            <text:p>0.298827397577016</text:p>
          </table:table-cell>
          <table:table-cell table:style-name="ce4"/>
          <table:table-cell table:style-name="ce31" office:value-type="float" office:value="50" calcext:value-type="float">
            <text:p>50</text:p>
          </table:table-cell>
          <table:table-cell table:style-name="ce36" table:formula="of:=[.B33]*[.$P$1]" office:value-type="float" office:value="26.7031938820097" calcext:value-type="float">
            <text:p>27</text:p>
          </table:table-cell>
          <table:table-cell table:style-name="ce36" table:formula="of:=[.C33]*[.$O$1]" office:value-type="float" office:value="21.6325951034449" calcext:value-type="float">
            <text:p>22</text:p>
          </table:table-cell>
          <table:table-cell table:style-name="ce42" table:formula="of:=[.D33]" office:value-type="float" office:value="0.394949400545416" calcext:value-type="float">
            <text:p>0.39</text:p>
          </table:table-cell>
          <table:table-cell table:style-name="ce36" table:formula="of:=[.E33]*[.$P$1]" office:value-type="float" office:value="58.0773279195375" calcext:value-type="float">
            <text:p>58</text:p>
          </table:table-cell>
          <table:table-cell table:style-name="ce36" table:formula="of:=[.F33]*[.$O$1]" office:value-type="float" office:value="51.0087404525444" calcext:value-type="float">
            <text:p>51</text:p>
          </table:table-cell>
          <table:table-cell table:style-name="ce42" table:formula="of:=[.G33]" office:value-type="float" office:value="0.298827397577016" calcext:value-type="float">
            <text:p>0.3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5458532718601" calcext:value-type="float">
            <text:p>0.145458532718601</text:p>
          </table:table-cell>
          <table:table-cell office:value-type="float" office:value="0.123716242916994" calcext:value-type="float">
            <text:p>0.123716242916994</text:p>
          </table:table-cell>
          <table:table-cell office:value-type="float" office:value="0.615472973430586" calcext:value-type="float">
            <text:p>0.615472973430586</text:p>
          </table:table-cell>
          <table:table-cell office:value-type="float" office:value="0.118483175527186" calcext:value-type="float">
            <text:p>0.118483175527186</text:p>
          </table:table-cell>
          <table:table-cell office:value-type="float" office:value="0.096641291573415" calcext:value-type="float">
            <text:p>0.096641291573415</text:p>
          </table:table-cell>
          <table:table-cell office:value-type="float" office:value="0.160592557023419" calcext:value-type="float">
            <text:p>0.160592557023419</text:p>
          </table:table-cell>
          <table:table-cell/>
          <table:table-cell table:style-name="ce31" office:value-type="float" office:value="100" calcext:value-type="float">
            <text:p>100</text:p>
          </table:table-cell>
          <table:table-cell table:style-name="ce36" table:formula="of:=[.B34]*[.$P$1]" office:value-type="float" office:value="38.4010526377107" calcext:value-type="float">
            <text:p>38</text:p>
          </table:table-cell>
          <table:table-cell table:style-name="ce36" table:formula="of:=[.C34]*[.$O$1]" office:value-type="float" office:value="32.6610881300864" calcext:value-type="float">
            <text:p>33</text:p>
          </table:table-cell>
          <table:table-cell table:style-name="ce42" table:formula="of:=[.D34]" office:value-type="float" office:value="0.615472973430586" calcext:value-type="float">
            <text:p>0.62</text:p>
          </table:table-cell>
          <table:table-cell table:style-name="ce36" table:formula="of:=[.E34]*[.$P$1]" office:value-type="float" office:value="31.2795583391772" calcext:value-type="float">
            <text:p>31</text:p>
          </table:table-cell>
          <table:table-cell table:style-name="ce36" table:formula="of:=[.F34]*[.$O$1]" office:value-type="float" office:value="25.5133009753816" calcext:value-type="float">
            <text:p>26</text:p>
          </table:table-cell>
          <table:table-cell table:style-name="ce42" table:formula="of:=[.G34]" office:value-type="float" office:value="0.160592557023419" calcext:value-type="float">
            <text:p>0.16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Very long training time for high input steps</text:p>
          </table:table-cell>
          <table:table-cell table:number-columns-repeated="7"/>
          <table:table-cell table:style-name="ce4"/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Experiment 4 – 10, 5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Activation function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 table:style-name="ce4" office:value-type="string" calcext:value-type="string">
            <text:p>Activation function</text:p>
          </table:table-cell>
          <table:table-cell office:value-type="string" calcext:value-type="string">
            <text:p>Val RMSE</text:p>
          </table:table-cell>
          <table:table-cell office:value-type="string" calcext:value-type="string">
            <text:p>Val MAE</text:p>
          </table:table-cell>
          <table:table-cell office:value-type="string" calcext:value-type="string">
            <text:p>Val MAP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AE</text:p>
          </table:table-cell>
          <table:table-cell office:value-type="string" calcext:value-type="string">
            <text:p>Test M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nh</text:p>
          </table:table-cell>
          <table:table-cell office:value-type="float" office:value="0.124441792153019" calcext:value-type="float">
            <text:p>0.124441792153019</text:p>
          </table:table-cell>
          <table:table-cell office:value-type="float" office:value="0.104797934684766" calcext:value-type="float">
            <text:p>0.104797934684766</text:p>
          </table:table-cell>
          <table:table-cell office:value-type="float" office:value="0.544690457210367" calcext:value-type="float">
            <text:p>0.544690457210367</text:p>
          </table:table-cell>
          <table:table-cell office:value-type="float" office:value="0.133212712236389" calcext:value-type="float">
            <text:p>0.133212712236389</text:p>
          </table:table-cell>
          <table:table-cell office:value-type="float" office:value="0.109411599585109" calcext:value-type="float">
            <text:p>0.109411599585109</text:p>
          </table:table-cell>
          <table:table-cell office:value-type="float" office:value="0.170878394279446" calcext:value-type="float">
            <text:p>0.170878394279446</text:p>
          </table:table-cell>
          <table:table-cell/>
          <table:table-cell table:style-name="ce4" office:value-type="string" calcext:value-type="string">
            <text:p>tanh</text:p>
          </table:table-cell>
          <table:table-cell table:formula="of:=[.B41]*[.$P$1]" office:value-type="float" office:value="32.8526331283969" calcext:value-type="float">
            <text:p>33</text:p>
          </table:table-cell>
          <table:table-cell table:formula="of:=[.C41]*[.$O$1]" office:value-type="float" office:value="27.6666547567781" calcext:value-type="float">
            <text:p>28</text:p>
          </table:table-cell>
          <table:table-cell table:formula="of:=[.D41]" office:value-type="float" office:value="0.544690457210367" calcext:value-type="float">
            <text:p>0.54</text:p>
          </table:table-cell>
          <table:table-cell table:formula="of:=[.E41]*[.$P$1]" office:value-type="float" office:value="35.1681560304067" calcext:value-type="float">
            <text:p>35</text:p>
          </table:table-cell>
          <table:table-cell table:formula="of:=[.F41]*[.$O$1]" office:value-type="float" office:value="28.8846622904687" calcext:value-type="float">
            <text:p>29</text:p>
          </table:table-cell>
          <table:table-cell table:formula="of:=[.G41]" office:value-type="float" office:value="0.170878394279446" calcext:value-type="float">
            <text:p>0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gmoid</text:p>
          </table:table-cell>
          <table:table-cell table:style-name="ce4" office:value-type="float" office:value="0.115112686263642" calcext:value-type="float">
            <text:p>0.115112686263642</text:p>
          </table:table-cell>
          <table:table-cell table:style-name="ce4" office:value-type="float" office:value="0.0873410691204013" calcext:value-type="float">
            <text:p>0.087341069120401</text:p>
          </table:table-cell>
          <table:table-cell table:style-name="ce4" office:value-type="float" office:value="0.29246001242274" calcext:value-type="float">
            <text:p>0.29246001242274</text:p>
          </table:table-cell>
          <table:table-cell table:style-name="ce4" office:value-type="float" office:value="0.257811789919861" calcext:value-type="float">
            <text:p>0.257811789919861</text:p>
          </table:table-cell>
          <table:table-cell table:style-name="ce4" office:value-type="float" office:value="0.236505620550842" calcext:value-type="float">
            <text:p>0.236505620550842</text:p>
          </table:table-cell>
          <table:table-cell table:style-name="ce4" office:value-type="float" office:value="0.382159462998812" calcext:value-type="float">
            <text:p>0.382159462998812</text:p>
          </table:table-cell>
          <table:table-cell table:style-name="ce4"/>
          <table:table-cell table:style-name="ce4" office:value-type="string" calcext:value-type="string">
            <text:p>sigmoid</text:p>
          </table:table-cell>
          <table:table-cell table:formula="of:=[.B42]*[.$P$1]" office:value-type="float" office:value="30.3897491736015" calcext:value-type="float">
            <text:p>30</text:p>
          </table:table-cell>
          <table:table-cell table:formula="of:=[.C42]*[.$O$1]" office:value-type="float" office:value="23.0580422477859" calcext:value-type="float">
            <text:p>23</text:p>
          </table:table-cell>
          <table:table-cell table:formula="of:=[.D42]" office:value-type="float" office:value="0.29246001242274" calcext:value-type="float">
            <text:p>0.29</text:p>
          </table:table-cell>
          <table:table-cell table:formula="of:=[.E42]*[.$P$1]" office:value-type="float" office:value="68.0623125388432" calcext:value-type="float">
            <text:p>68</text:p>
          </table:table-cell>
          <table:table-cell table:formula="of:=[.F42]*[.$O$1]" office:value-type="float" office:value="62.4374838254223" calcext:value-type="float">
            <text:p>62</text:p>
          </table:table-cell>
          <table:table-cell table:formula="of:=[.G42]" office:value-type="float" office:value="0.382159462998812" calcext:value-type="float">
            <text:p>0.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00606744339955" calcext:value-type="float">
            <text:p>0.100606744339955</text:p>
          </table:table-cell>
          <table:table-cell office:value-type="float" office:value="0.0822877946780818" calcext:value-type="float">
            <text:p>0.082287794678082</text:p>
          </table:table-cell>
          <table:table-cell office:value-type="float" office:value="0.383389309332297" calcext:value-type="float">
            <text:p>0.383389309332297</text:p>
          </table:table-cell>
          <table:table-cell office:value-type="float" office:value="0.190481755037909" calcext:value-type="float">
            <text:p>0.190481755037909</text:p>
          </table:table-cell>
          <table:table-cell office:value-type="float" office:value="0.163879223638622" calcext:value-type="float">
            <text:p>0.163879223638622</text:p>
          </table:table-cell>
          <table:table-cell office:value-type="float" office:value="0.263928904685092" calcext:value-type="float">
            <text:p>0.263928904685092</text:p>
          </table:table-cell>
          <table:table-cell/>
          <table:table-cell table:style-name="ce4" office:value-type="string" calcext:value-type="string">
            <text:p>relu</text:p>
          </table:table-cell>
          <table:table-cell table:formula="of:=[.B43]*[.$P$1]" office:value-type="float" office:value="26.5601805057481" calcext:value-type="float">
            <text:p>27</text:p>
          </table:table-cell>
          <table:table-cell table:formula="of:=[.C43]*[.$O$1]" office:value-type="float" office:value="21.7239777950136" calcext:value-type="float">
            <text:p>22</text:p>
          </table:table-cell>
          <table:table-cell table:formula="of:=[.D43]" office:value-type="float" office:value="0.383389309332297" calcext:value-type="float">
            <text:p>0.38</text:p>
          </table:table-cell>
          <table:table-cell table:formula="of:=[.E43]*[.$P$1]" office:value-type="float" office:value="50.287183330008" calcext:value-type="float">
            <text:p>50</text:p>
          </table:table-cell>
          <table:table-cell table:formula="of:=[.F43]*[.$O$1]" office:value-type="float" office:value="43.2641150405963" calcext:value-type="float">
            <text:p>43</text:p>
          </table:table-cell>
          <table:table-cell table:formula="of:=[.G43]" office:value-type="float" office:value="0.263928904685092" calcext:value-type="float">
            <text:p>0.26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Experiment 5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style-name="Default" office:value-type="string" calcext:value-type="string">
            <text:p>Learning algorithm and parameters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 office:value-type="string" calcext:value-type="string">
            <text:p>Learning algorithm and parameters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am – lr=0.001</text:p>
          </table:table-cell>
          <table:table-cell office:value-type="float" office:value="0.0954722965930173" calcext:value-type="float">
            <text:p>0.095472296593017</text:p>
          </table:table-cell>
          <table:table-cell office:value-type="float" office:value="0.073634306929744" calcext:value-type="float">
            <text:p>0.073634306929744</text:p>
          </table:table-cell>
          <table:table-cell office:value-type="float" office:value="0.307490612428091" calcext:value-type="float">
            <text:p>0.307490612428091</text:p>
          </table:table-cell>
          <table:table-cell office:value-type="float" office:value="0.215167652660187" calcext:value-type="float">
            <text:p>0.215167652660187</text:p>
          </table:table-cell>
          <table:table-cell office:value-type="float" office:value="0.195290065409238" calcext:value-type="float">
            <text:p>0.195290065409238</text:p>
          </table:table-cell>
          <table:table-cell office:value-type="float" office:value="0.318132077752791" calcext:value-type="float">
            <text:p>0.318132077752791</text:p>
          </table:table-cell>
          <table:table-cell/>
          <table:table-cell table:style-name="ce4" office:value-type="string" calcext:value-type="string">
            <text:p>Adam – lr=0.001</text:p>
          </table:table-cell>
          <table:table-cell table:formula="of:=[.B48]*[.$P$1]" office:value-type="float" office:value="25.2046863005566" calcext:value-type="float">
            <text:p>25</text:p>
          </table:table-cell>
          <table:table-cell table:formula="of:=[.C48]*[.$O$1]" office:value-type="float" office:value="19.4394570294524" calcext:value-type="float">
            <text:p>19</text:p>
          </table:table-cell>
          <table:table-cell table:formula="of:=[.D48]" office:value-type="float" office:value="0.307490612428091" calcext:value-type="float">
            <text:p>0.31</text:p>
          </table:table-cell>
          <table:table-cell table:formula="of:=[.E48]*[.$P$1]" office:value-type="float" office:value="56.8042603022894" calcext:value-type="float">
            <text:p>57</text:p>
          </table:table-cell>
          <table:table-cell table:formula="of:=[.F48]*[.$O$1]" office:value-type="float" office:value="51.5565772680388" calcext:value-type="float">
            <text:p>52</text:p>
          </table:table-cell>
          <table:table-cell table:formula="of:=[.G48]" office:value-type="float" office:value="0.318132077752791" calcext:value-type="float">
            <text:p>0.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am – lr=0.00001</text:p>
          </table:table-cell>
          <table:table-cell table:style-name="ce4" office:value-type="float" office:value="0.203188964944104" calcext:value-type="float">
            <text:p>0.203188964944104</text:p>
          </table:table-cell>
          <table:table-cell table:style-name="ce4" office:value-type="float" office:value="0.16514353153831" calcext:value-type="float">
            <text:p>0.16514353153831</text:p>
          </table:table-cell>
          <table:table-cell table:style-name="ce4" office:value-type="float" office:value="0.902351587845233" calcext:value-type="float">
            <text:p>0.902351587845233</text:p>
          </table:table-cell>
          <table:table-cell table:style-name="ce4" office:value-type="float" office:value="0.278190572273026" calcext:value-type="float">
            <text:p>0.278190572273026</text:p>
          </table:table-cell>
          <table:table-cell table:style-name="ce4" office:value-type="float" office:value="0.227563733701243" calcext:value-type="float">
            <text:p>0.227563733701243</text:p>
          </table:table-cell>
          <table:table-cell table:style-name="ce4" office:value-type="float" office:value="0.351374046223781" calcext:value-type="float">
            <text:p>0.351374046223781</text:p>
          </table:table-cell>
          <table:table-cell table:style-name="ce4"/>
          <table:table-cell table:style-name="ce4" office:value-type="string" calcext:value-type="string">
            <text:p>Adam – lr=0.00001</text:p>
          </table:table-cell>
          <table:table-cell table:formula="of:=[.B49]*[.$P$1]" office:value-type="float" office:value="53.6418867452434" calcext:value-type="float">
            <text:p>54</text:p>
          </table:table-cell>
          <table:table-cell table:formula="of:=[.C49]*[.$O$1]" office:value-type="float" office:value="43.5978923261139" calcext:value-type="float">
            <text:p>44</text:p>
          </table:table-cell>
          <table:table-cell table:formula="of:=[.D49]" office:value-type="float" office:value="0.902351587845233" calcext:value-type="float">
            <text:p>0.90</text:p>
          </table:table-cell>
          <table:table-cell table:formula="of:=[.E49]*[.$P$1]" office:value-type="float" office:value="73.442311080079" calcext:value-type="float">
            <text:p>73</text:p>
          </table:table-cell>
          <table:table-cell table:formula="of:=[.F49]*[.$O$1]" office:value-type="float" office:value="60.076825697128" calcext:value-type="float">
            <text:p>60</text:p>
          </table:table-cell>
          <table:table-cell table:formula="of:=[.G49]" office:value-type="float" office:value="0.351374046223781" calcext:value-type="float">
            <text:p>0.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am – lr=1</text:p>
          </table:table-cell>
          <table:table-cell office:value-type="float" office:value="0.256944146232413" calcext:value-type="float">
            <text:p>0.256944146232413</text:p>
          </table:table-cell>
          <table:table-cell office:value-type="float" office:value="0.205426652719559" calcext:value-type="float">
            <text:p>0.205426652719559</text:p>
          </table:table-cell>
          <table:table-cell office:value-type="float" office:value="0.737776287543183" calcext:value-type="float">
            <text:p>0.737776287543183</text:p>
          </table:table-cell>
          <table:table-cell office:value-type="float" office:value="0.393641512528716" calcext:value-type="float">
            <text:p>0.393641512528716</text:p>
          </table:table-cell>
          <table:table-cell office:value-type="float" office:value="0.33847787378734" calcext:value-type="float">
            <text:p>0.33847787378734</text:p>
          </table:table-cell>
          <table:table-cell office:value-type="float" office:value="0.494266396237523" calcext:value-type="float">
            <text:p>0.494266396237523</text:p>
          </table:table-cell>
          <table:table-cell/>
          <table:table-cell table:style-name="ce4" office:value-type="string" calcext:value-type="string">
            <text:p>Adam – lr=1</text:p>
          </table:table-cell>
          <table:table-cell table:formula="of:=[.B50]*[.$P$1]" office:value-type="float" office:value="67.833254605357" calcext:value-type="float">
            <text:p>68</text:p>
          </table:table-cell>
          <table:table-cell table:formula="of:=[.C50]*[.$O$1]" office:value-type="float" office:value="54.2326363179635" calcext:value-type="float">
            <text:p>54</text:p>
          </table:table-cell>
          <table:table-cell table:formula="of:=[.D50]" office:value-type="float" office:value="0.737776287543183" calcext:value-type="float">
            <text:p>0.74</text:p>
          </table:table-cell>
          <table:table-cell table:formula="of:=[.E50]*[.$P$1]" office:value-type="float" office:value="103.921359307581" calcext:value-type="float">
            <text:p>104</text:p>
          </table:table-cell>
          <table:table-cell table:formula="of:=[.F50]*[.$O$1]" office:value-type="float" office:value="89.3581586798577" calcext:value-type="float">
            <text:p>89</text:p>
          </table:table-cell>
          <table:table-cell table:formula="of:=[.G50]" office:value-type="float" office:value="0.494266396237523" calcext:value-type="float">
            <text:p>0.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D – lr=0.01</text:p>
          </table:table-cell>
          <table:table-cell office:value-type="float" office:value="0.148931127337458" calcext:value-type="float">
            <text:p>0.148931127337458</text:p>
          </table:table-cell>
          <table:table-cell office:value-type="float" office:value="0.123034922490741" calcext:value-type="float">
            <text:p>0.123034922490741</text:p>
          </table:table-cell>
          <table:table-cell office:value-type="float" office:value="0.623845514922213" calcext:value-type="float">
            <text:p>0.623845514922213</text:p>
          </table:table-cell>
          <table:table-cell office:value-type="float" office:value="0.218932425000025" calcext:value-type="float">
            <text:p>0.218932425000025</text:p>
          </table:table-cell>
          <table:table-cell office:value-type="float" office:value="0.178091211512456" calcext:value-type="float">
            <text:p>0.178091211512456</text:p>
          </table:table-cell>
          <table:table-cell office:value-type="float" office:value="0.270340545995981" calcext:value-type="float">
            <text:p>0.270340545995981</text:p>
          </table:table-cell>
          <table:table-cell/>
          <table:table-cell table:style-name="ce4" office:value-type="string" calcext:value-type="string">
            <text:p>SGD – lr=0.01</text:p>
          </table:table-cell>
          <table:table-cell table:formula="of:=[.B51]*[.$P$1]" office:value-type="float" office:value="39.317817617089" calcext:value-type="float">
            <text:p>39</text:p>
          </table:table-cell>
          <table:table-cell table:formula="of:=[.C51]*[.$O$1]" office:value-type="float" office:value="32.4812195375557" calcext:value-type="float">
            <text:p>32</text:p>
          </table:table-cell>
          <table:table-cell table:formula="of:=[.D51]" office:value-type="float" office:value="0.623845514922213" calcext:value-type="float">
            <text:p>0.62</text:p>
          </table:table-cell>
          <table:table-cell table:formula="of:=[.E51]*[.$P$1]" office:value-type="float" office:value="57.7981602000065" calcext:value-type="float">
            <text:p>58</text:p>
          </table:table-cell>
          <table:table-cell table:formula="of:=[.F51]*[.$O$1]" office:value-type="float" office:value="47.0160798392884" calcext:value-type="float">
            <text:p>47</text:p>
          </table:table-cell>
          <table:table-cell table:formula="of:=[.G51]" office:value-type="float" office:value="0.270340545995981" calcext:value-type="float">
            <text:p>0.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D – lr=0.00001</text:p>
          </table:table-cell>
          <table:table-cell office:value-type="float" office:value="0.401769612568882" calcext:value-type="float">
            <text:p>0.401769612568882</text:p>
          </table:table-cell>
          <table:table-cell office:value-type="float" office:value="0.344107044165685" calcext:value-type="float">
            <text:p>0.344107044165685</text:p>
          </table:table-cell>
          <table:table-cell office:value-type="float" office:value="0.805378018004652" calcext:value-type="float">
            <text:p>0.805378018004652</text:p>
          </table:table-cell>
          <table:table-cell office:value-type="float" office:value="0.568153455419309" calcext:value-type="float">
            <text:p>0.568153455419309</text:p>
          </table:table-cell>
          <table:table-cell office:value-type="float" office:value="0.52292083052415" calcext:value-type="float">
            <text:p>0.52292083052415</text:p>
          </table:table-cell>
          <table:table-cell office:value-type="float" office:value="0.818169238001464" calcext:value-type="float">
            <text:p>0.818169238001464</text:p>
          </table:table-cell>
          <table:table-cell/>
          <table:table-cell table:style-name="ce4" office:value-type="string" calcext:value-type="string">
            <text:p>SGD – lr=0.00001</text:p>
          </table:table-cell>
          <table:table-cell table:formula="of:=[.B52]*[.$P$1]" office:value-type="float" office:value="106.067177718185" calcext:value-type="float">
            <text:p>106</text:p>
          </table:table-cell>
          <table:table-cell table:formula="of:=[.C52]*[.$O$1]" office:value-type="float" office:value="90.8442596597409" calcext:value-type="float">
            <text:p>91</text:p>
          </table:table-cell>
          <table:table-cell table:formula="of:=[.D52]" office:value-type="float" office:value="0.805378018004652" calcext:value-type="float">
            <text:p>0.81</text:p>
          </table:table-cell>
          <table:table-cell table:formula="of:=[.E52]*[.$P$1]" office:value-type="float" office:value="149.992512230698" calcext:value-type="float">
            <text:p>150</text:p>
          </table:table-cell>
          <table:table-cell table:formula="of:=[.F52]*[.$O$1]" office:value-type="float" office:value="138.051099258375" calcext:value-type="float">
            <text:p>138</text:p>
          </table:table-cell>
          <table:table-cell table:formula="of:=[.G52]" office:value-type="float" office:value="0.818169238001464" calcext:value-type="float">
            <text:p>0.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D – lr=1.5</text:p>
          </table:table-cell>
          <table:table-cell table:style-name="ce4" office:value-type="float" office:value="0.284242263871022" calcext:value-type="float">
            <text:p>0.284242263871022</text:p>
          </table:table-cell>
          <table:table-cell table:style-name="ce4" office:value-type="float" office:value="0.255799648446985" calcext:value-type="float">
            <text:p>0.255799648446985</text:p>
          </table:table-cell>
          <table:table-cell table:style-name="ce4" office:value-type="float" office:value="1.17557315220445" calcext:value-type="float">
            <text:p>1.17557315220445</text:p>
          </table:table-cell>
          <table:table-cell table:style-name="ce4" office:value-type="float" office:value="0.147767136017184" calcext:value-type="float">
            <text:p>0.147767136017184</text:p>
          </table:table-cell>
          <table:table-cell table:style-name="ce4" office:value-type="float" office:value="0.120710166728363" calcext:value-type="float">
            <text:p>0.120710166728363</text:p>
          </table:table-cell>
          <table:table-cell table:style-name="ce4" office:value-type="float" office:value="0.246981344303396" calcext:value-type="float">
            <text:p>0.246981344303396</text:p>
          </table:table-cell>
          <table:table-cell table:style-name="ce4"/>
          <table:table-cell table:style-name="ce4" office:value-type="string" calcext:value-type="string">
            <text:p>SGD – lr=1.5</text:p>
          </table:table-cell>
          <table:table-cell table:formula="of:=[.B53]*[.$P$1]" office:value-type="float" office:value="75.0399576619498" calcext:value-type="float">
            <text:p>75</text:p>
          </table:table-cell>
          <table:table-cell table:formula="of:=[.C53]*[.$O$1]" office:value-type="float" office:value="67.5311071900041" calcext:value-type="float">
            <text:p>68</text:p>
          </table:table-cell>
          <table:table-cell table:formula="of:=[.D53]" office:value-type="float" office:value="1.17557315220445" calcext:value-type="float">
            <text:p>1.18</text:p>
          </table:table-cell>
          <table:table-cell table:formula="of:=[.E53]*[.$P$1]" office:value-type="float" office:value="39.0105239085366" calcext:value-type="float">
            <text:p>39</text:p>
          </table:table-cell>
          <table:table-cell table:formula="of:=[.F53]*[.$O$1]" office:value-type="float" office:value="31.8674840162878" calcext:value-type="float">
            <text:p>32</text:p>
          </table:table-cell>
          <table:table-cell table:formula="of:=[.G53]" office:value-type="float" office:value="0.246981344303396" calcext:value-type="float">
            <text:p>0.25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7"/>
          <table:table-cell office:value-type="string" calcext:value-type="string">
            <text:p>Default params case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table:style-name="ce4" table:number-columns-repeated="7"/>
          <table:table-cell table:style-name="ce31" office:value-type="string" calcext:value-type="string">
            <text:p>Learning algorithm</text:p>
          </table:table-cell>
          <table:table-cell table:style-name="ce37" office:value-type="string" calcext:value-type="string">
            <text:p>Val RMSE</text:p>
          </table:table-cell>
          <table:table-cell table:style-name="ce37" office:value-type="string" calcext:value-type="string">
            <text:p>Val MAE</text:p>
          </table:table-cell>
          <table:table-cell table:style-name="ce42" office:value-type="string" calcext:value-type="string">
            <text:p>Val MAPE</text:p>
          </table:table-cell>
          <table:table-cell table:style-name="ce36" office:value-type="string" calcext:value-type="string">
            <text:p>Test RMSE</text:p>
          </table:table-cell>
          <table:table-cell table:style-name="ce36" office:value-type="string" calcext:value-type="string">
            <text:p>Test MAE</text:p>
          </table:table-cell>
          <table:table-cell table:style-name="ce42" office:value-type="string" calcext:value-type="string">
            <text:p>Test MAPE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7"/>
          <table:table-cell table:style-name="ce31" office:value-type="string" calcext:value-type="string">
            <text:p>Adam</text:p>
          </table:table-cell>
          <table:table-cell table:style-name="ce36" office:value-type="float" office:value="25.2046863005566" calcext:value-type="float">
            <text:p>25</text:p>
          </table:table-cell>
          <table:table-cell table:style-name="ce36" office:value-type="float" office:value="19.4394570294524" calcext:value-type="float">
            <text:p>19</text:p>
          </table:table-cell>
          <table:table-cell table:style-name="ce42" office:value-type="float" office:value="0.307490612428091" calcext:value-type="float">
            <text:p>0.31</text:p>
          </table:table-cell>
          <table:table-cell table:style-name="ce36" office:value-type="float" office:value="56.8042603022894" calcext:value-type="float">
            <text:p>57</text:p>
          </table:table-cell>
          <table:table-cell table:style-name="ce36" office:value-type="float" office:value="51.5565772680388" calcext:value-type="float">
            <text:p>52</text:p>
          </table:table-cell>
          <table:table-cell table:style-name="ce42" office:value-type="float" office:value="0.318132077752791" calcext:value-type="float">
            <text:p>0.32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7"/>
          <table:table-cell table:style-name="ce31" office:value-type="string" calcext:value-type="string">
            <text:p>SGD</text:p>
          </table:table-cell>
          <table:table-cell table:style-name="ce36" office:value-type="float" office:value="39.317817617089" calcext:value-type="float">
            <text:p>39</text:p>
          </table:table-cell>
          <table:table-cell table:style-name="ce36" office:value-type="float" office:value="32.4812195375557" calcext:value-type="float">
            <text:p>32</text:p>
          </table:table-cell>
          <table:table-cell table:style-name="ce42" office:value-type="float" office:value="0.623845514922213" calcext:value-type="float">
            <text:p>0.62</text:p>
          </table:table-cell>
          <table:table-cell table:style-name="ce36" office:value-type="float" office:value="57.7981602000065" calcext:value-type="float">
            <text:p>58</text:p>
          </table:table-cell>
          <table:table-cell table:style-name="ce36" office:value-type="float" office:value="47.0160798392884" calcext:value-type="float">
            <text:p>47</text:p>
          </table:table-cell>
          <table:table-cell table:style-name="ce42" office:value-type="float" office:value="0.270340545995981" calcext:value-type="float">
            <text:p>0.27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3">
          <table:table-cell table:style-name="ce3" office:value-type="string" calcext:value-type="string">
            <text:p>Experiment 6 (1000 epochs)</text:p>
          </table:table-cell>
          <table:table-cell table:style-name="ce9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Regularization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 table:style-name="ce31" office:value-type="string" calcext:value-type="string">
            <text:p>Regularization</text:p>
          </table:table-cell>
          <table:table-cell table:style-name="ce36" office:value-type="string" calcext:value-type="string">
            <text:p>Val RMSE</text:p>
          </table:table-cell>
          <table:table-cell table:style-name="ce36" office:value-type="string" calcext:value-type="string">
            <text:p>Val MAE</text:p>
          </table:table-cell>
          <table:table-cell table:style-name="ce42" office:value-type="string" calcext:value-type="string">
            <text:p>Val MAPE</text:p>
          </table:table-cell>
          <table:table-cell table:style-name="ce36" office:value-type="string" calcext:value-type="string">
            <text:p>Test RMSE</text:p>
          </table:table-cell>
          <table:table-cell table:style-name="ce36" office:value-type="string" calcext:value-type="string">
            <text:p>Test MAE</text:p>
          </table:table-cell>
          <table:table-cell table:style-name="ce42" office:value-type="string" calcext:value-type="string">
            <text:p>Test M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e</text:p>
          </table:table-cell>
          <table:table-cell table:style-name="ce4" office:value-type="float" office:value="0.137056720186791" calcext:value-type="float">
            <text:p>0.137056720186791</text:p>
          </table:table-cell>
          <table:table-cell table:style-name="ce4" office:value-type="float" office:value="0.110568738780441" calcext:value-type="float">
            <text:p>0.110568738780441</text:p>
          </table:table-cell>
          <table:table-cell table:style-name="ce4" office:value-type="float" office:value="0.487586850814977" calcext:value-type="float">
            <text:p>0.487586850814977</text:p>
          </table:table-cell>
          <table:table-cell table:style-name="ce4" office:value-type="float" office:value="0.147549263740875" calcext:value-type="float">
            <text:p>0.147549263740875</text:p>
          </table:table-cell>
          <table:table-cell table:style-name="ce4" office:value-type="float" office:value="0.120561646909177" calcext:value-type="float">
            <text:p>0.120561646909177</text:p>
          </table:table-cell>
          <table:table-cell table:style-name="ce4" office:value-type="float" office:value="0.201547324211802" calcext:value-type="float">
            <text:p>0.201547324211802</text:p>
          </table:table-cell>
          <table:table-cell table:style-name="ce4"/>
          <table:table-cell table:style-name="ce31" office:value-type="string" calcext:value-type="string">
            <text:p>None</text:p>
          </table:table-cell>
          <table:table-cell table:style-name="ce36" table:formula="of:=[.B65]*[.$P$1]" office:value-type="float" office:value="36.1829741293129" calcext:value-type="float">
            <text:p>36</text:p>
          </table:table-cell>
          <table:table-cell table:style-name="ce36" table:formula="of:=[.C65]*[.$O$1]" office:value-type="float" office:value="29.1901470380365" calcext:value-type="float">
            <text:p>29</text:p>
          </table:table-cell>
          <table:table-cell table:style-name="ce42" table:formula="of:=[.D65]" office:value-type="float" office:value="0.487586850814977" calcext:value-type="float">
            <text:p>0.49</text:p>
          </table:table-cell>
          <table:table-cell table:style-name="ce36" table:formula="of:=[.E65]*[.$P$1]" office:value-type="float" office:value="38.9530056275909" calcext:value-type="float">
            <text:p>39</text:p>
          </table:table-cell>
          <table:table-cell table:style-name="ce36" table:formula="of:=[.F65]*[.$O$1]" office:value-type="float" office:value="31.8282747840228" calcext:value-type="float">
            <text:p>32</text:p>
          </table:table-cell>
          <table:table-cell table:style-name="ce42" table:formula="of:=[.G65]" office:value-type="float" office:value="0.201547324211802" calcext:value-type="float">
            <text:p>0.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2 – lambda=0.1</text:p>
          </table:table-cell>
          <table:table-cell office:value-type="float" office:value="0.121073782876625" calcext:value-type="float">
            <text:p>0.121073782876625</text:p>
          </table:table-cell>
          <table:table-cell office:value-type="float" office:value="0.0993902619985136" calcext:value-type="float">
            <text:p>0.099390261998514</text:p>
          </table:table-cell>
          <table:table-cell office:value-type="float" office:value="0.575131499586747" calcext:value-type="float">
            <text:p>0.575131499586747</text:p>
          </table:table-cell>
          <table:table-cell office:value-type="float" office:value="0.182414041174198" calcext:value-type="float">
            <text:p>0.182414041174198</text:p>
          </table:table-cell>
          <table:table-cell office:value-type="float" office:value="0.153705126934153" calcext:value-type="float">
            <text:p>0.153705126934153</text:p>
          </table:table-cell>
          <table:table-cell office:value-type="float" office:value="0.237120703475473" calcext:value-type="float">
            <text:p>0.237120703475473</text:p>
          </table:table-cell>
          <table:table-cell/>
          <table:table-cell table:style-name="ce31" office:value-type="string" calcext:value-type="string">
            <text:p>L2 – lambda=0.1</text:p>
          </table:table-cell>
          <table:table-cell table:style-name="ce36" table:formula="of:=[.B66]*[.$P$1]" office:value-type="float" office:value="31.9634786794289" calcext:value-type="float">
            <text:p>32</text:p>
          </table:table-cell>
          <table:table-cell table:style-name="ce36" table:formula="of:=[.C66]*[.$O$1]" office:value-type="float" office:value="26.2390291676076" calcext:value-type="float">
            <text:p>26</text:p>
          </table:table-cell>
          <table:table-cell table:style-name="ce42" table:formula="of:=[.D66]" office:value-type="float" office:value="0.575131499586747" calcext:value-type="float">
            <text:p>0.58</text:p>
          </table:table-cell>
          <table:table-cell table:style-name="ce36" table:formula="of:=[.E66]*[.$P$1]" office:value-type="float" office:value="48.1573068699883" calcext:value-type="float">
            <text:p>48</text:p>
          </table:table-cell>
          <table:table-cell table:style-name="ce36" table:formula="of:=[.F66]*[.$O$1]" office:value-type="float" office:value="40.5781535106163" calcext:value-type="float">
            <text:p>41</text:p>
          </table:table-cell>
          <table:table-cell table:style-name="ce42" table:formula="of:=[.G66]" office:value-type="float" office:value="0.237120703475473" calcext:value-type="float">
            <text:p>0.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opout – fraction=0.2</text:p>
          </table:table-cell>
          <table:table-cell office:value-type="float" office:value="0.124239139971632" calcext:value-type="float">
            <text:p>0.124239139971632</text:p>
          </table:table-cell>
          <table:table-cell office:value-type="float" office:value="0.102929591513754" calcext:value-type="float">
            <text:p>0.102929591513754</text:p>
          </table:table-cell>
          <table:table-cell office:value-type="float" office:value="0.555871782426943" calcext:value-type="float">
            <text:p>0.555871782426943</text:p>
          </table:table-cell>
          <table:table-cell office:value-type="float" office:value="0.151956587599007" calcext:value-type="float">
            <text:p>0.151956587599007</text:p>
          </table:table-cell>
          <table:table-cell office:value-type="float" office:value="0.126716786308772" calcext:value-type="float">
            <text:p>0.126716786308772</text:p>
          </table:table-cell>
          <table:table-cell office:value-type="float" office:value="0.200682309084701" calcext:value-type="float">
            <text:p>0.200682309084701</text:p>
          </table:table-cell>
          <table:table-cell/>
          <table:table-cell table:style-name="ce31" office:value-type="string" calcext:value-type="string">
            <text:p>Dropout – fraction=0.2</text:p>
          </table:table-cell>
          <table:table-cell table:style-name="ce36" table:formula="of:=[.B67]*[.$P$1]" office:value-type="float" office:value="32.7991329525107" calcext:value-type="float">
            <text:p>33</text:p>
          </table:table-cell>
          <table:table-cell table:style-name="ce36" table:formula="of:=[.C67]*[.$O$1]" office:value-type="float" office:value="27.1734121596309" calcext:value-type="float">
            <text:p>27</text:p>
          </table:table-cell>
          <table:table-cell table:style-name="ce42" table:formula="of:=[.D67]" office:value-type="float" office:value="0.555871782426943" calcext:value-type="float">
            <text:p>0.56</text:p>
          </table:table-cell>
          <table:table-cell table:style-name="ce36" table:formula="of:=[.E67]*[.$P$1]" office:value-type="float" office:value="40.1165391261379" calcext:value-type="float">
            <text:p>40</text:p>
          </table:table-cell>
          <table:table-cell table:style-name="ce36" table:formula="of:=[.F67]*[.$O$1]" office:value-type="float" office:value="33.4532315855157" calcext:value-type="float">
            <text:p>33</text:p>
          </table:table-cell>
          <table:table-cell table:style-name="ce42" table:formula="of:=[.G67]" office:value-type="float" office:value="0.200682309084701" calcext:value-type="float">
            <text:p>0.20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With regularization, overfitting does not happen (according to loss graphs)</text:p>
          </table:table-cell>
          <table:table-cell table:number-columns-repeated="7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Prediction is less varying (captures the general trend)</text:p>
          </table:table-cell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parison with previous asssignment</text:p>
          </table:table-cell>
          <table:table-cell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style-name="ce21" office:value-type="string" calcext:value-type="string">
            <text:p>Model</text:p>
          </table:table-cell>
          <table:table-cell table:style-name="ce21" office:value-type="string" calcext:value-type="string">
            <text:p>RMSE</text:p>
          </table:table-cell>
          <table:table-cell table:style-name="ce21" office:value-type="string" calcext:value-type="string">
            <text:p>MAPE</text:p>
          </table:table-cell>
          <table:table-cell table:number-columns-repeated="4"/>
          <table:table-cell table:style-name="ce4"/>
          <table:table-cell table:number-columns-repeated="1015"/>
        </table:table-row>
        <table:table-row table:style-name="ro1">
          <table:table-cell table:style-name="ce17" table:number-columns-spanned="1" table:number-rows-spanned="3"/>
          <table:table-cell table:style-name="ce22" office:value-type="string" calcext:value-type="string">
            <text:p>ARIMA</text:p>
          </table:table-cell>
          <table:table-cell table:style-name="ce22" office:value-type="float" office:value="52" calcext:value-type="float">
            <text:p>52</text:p>
          </table:table-cell>
          <table:table-cell table:style-name="ce23" office:value-type="float" office:value="0.1774" calcext:value-type="float">
            <text:p>0.1774</text:p>
          </table:table-cell>
          <table:table-cell table:number-columns-repeated="1020"/>
        </table:table-row>
        <table:table-row table:style-name="ro1">
          <table:covered-table-cell/>
          <table:table-cell table:style-name="ce22" office:value-type="string" calcext:value-type="string">
            <text:p>LSTM</text:p>
          </table:table-cell>
          <table:table-cell table:style-name="ce22" office:value-type="float" office:value="45" calcext:value-type="float">
            <text:p>45</text:p>
          </table:table-cell>
          <table:table-cell table:style-name="ce23" office:value-type="float" office:value="0.1652" calcext:value-type="float">
            <text:p>0.1652</text:p>
          </table:table-cell>
          <table:table-cell table:number-columns-repeated="1020"/>
        </table:table-row>
        <table:table-row table:style-name="ro1">
          <table:covered-table-cell/>
          <table:table-cell table:style-name="ce22" office:value-type="string" calcext:value-type="string">
            <text:p>KNN</text:p>
          </table:table-cell>
          <table:table-cell table:style-name="ce22" office:value-type="float" office:value="55" calcext:value-type="float">
            <text:p>55</text:p>
          </table:table-cell>
          <table:table-cell table:style-name="ce23" office:value-type="float" office:value="0.1845" calcext:value-type="float">
            <text:p>0.1845</text:p>
          </table:table-cell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LSTM in this assignment</text:p>
          </table:table-cell>
          <table:table-cell table:style-name="ce22" office:value-type="float" office:value="26" calcext:value-type="float">
            <text:p>26</text:p>
          </table:table-cell>
          <table:table-cell table:style-name="ce23" office:value-type="float" office:value="0.369222992450935" calcext:value-type="float">
            <text:p>0.3692</text:p>
          </table:table-cell>
          <table:table-cell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8" loext:min-decimal-places="18" number:min-integer-digits="1"/>
    </number:number-style>
    <number:number-style style:name="N114">
      <number:number number:decimal-places="19" loext:min-decimal-places="19" number:min-integer-digits="1"/>
    </number:number-style>
    <number:number-style style:name="N115">
      <number:number number:decimal-places="20" loext:min-decimal-places="20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00-00-00</text:date>, <text:time style:data-style-name="N2" text:time-value="19:43:28.175598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3:06:24.018228117</meta:creation-date>
    <dc:date>2018-11-09T23:27:03.640322495</dc:date>
    <meta:editing-duration>PT3H48M15S</meta:editing-duration>
    <meta:editing-cycles>29</meta:editing-cycles>
    <meta:generator>LibreOffice/6.0.3.2$Linux_X86_64 LibreOffice_project/00m0$Build-2</meta:generator>
    <meta:document-statistic meta:table-count="1" meta:cell-count="57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37cm" svg:height="5.922cm" xlink:href=".." xlink:type="simple" chart:class="chart:line" chart:style-name="ch1">
        <chart:legend chart:legend-position="end" svg:x="7.579cm" svg:y="2.492cm" style:legend-expansion="high" chart:style-name="ch2"/>
        <chart:plot-area chart:style-name="ch3" table:cell-range-address="Sheet1.I3:Sheet1.K9" chart:data-source-has-labels="both" svg:x="1.169cm" svg:y="0.118cm" svg:width="6.2cm" svg:height="4.757cm">
          <chartooo:coordinate-region svg:x="1.79cm" svg:y="0.278cm" svg:width="5.3cm" svg:height="4.029cm"/>
          <chart:axis chart:dimension="x" chart:name="primary-x" chart:style-name="ch4" chartooo:axis-type="auto">
            <chartooo:date-scale/>
            <chart:title svg:x="2.624cm" svg:y="4.993cm" chart:style-name="ch5">
              <text:p>Nodes in hidden layer</text:p>
            </chart:title>
            <chart:categories table:cell-range-address="Sheet1.I4:Sheet1.I9"/>
          </chart:axis>
          <chart:axis chart:dimension="y" chart:name="primary-y" chart:style-name="ch6">
            <chart:title svg:x="0.451cm" svg:y="3.665cm" chart:style-name="ch7">
              <text:p>Validation error</text:p>
            </chart:title>
            <chart:grid chart:style-name="ch8" chart:class="major"/>
          </chart:axis>
          <chart:series chart:style-name="ch9" chart:values-cell-range-address="Sheet1.J4:Sheet1.J9" chart:label-cell-address="Sheet1.J3:Sheet1.J3" chart:class="chart:line">
            <chart:data-point chart:repeated="6"/>
          </chart:series>
          <chart:series chart:style-name="ch10" chart:values-cell-range-address="Sheet1.K4:Sheet1.K9" chart:label-cell-address="Sheet1.K3:Sheet1.K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 RMSE</text:p>
                <draw:g>
                  <svg:desc>Sheet1.J3:Sheet1.J3</svg:desc>
                </draw:g>
              </table:table-cell>
              <table:table-cell office:value-type="string">
                <text:p>Val MA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4:Sheet1.I9</svg:desc>
                </draw:g>
              </table:table-cell>
              <table:table-cell office:value-type="float" office:value="26.6904">
                <text:p>26.6904</text:p>
                <draw:g>
                  <svg:desc>Sheet1.J4:Sheet1.J9</svg:desc>
                </draw:g>
              </table:table-cell>
              <table:table-cell office:value-type="float" office:value="20.7504">
                <text:p>20.7504</text:p>
                <draw:g>
                  <svg:desc>Sheet1.K4:Sheet1.K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.5584">
                <text:p>26.5584</text:p>
              </table:table-cell>
              <table:table-cell office:value-type="float" office:value="21.2784">
                <text:p>21.27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.3768">
                <text:p>27.3768</text:p>
              </table:table-cell>
              <table:table-cell office:value-type="float" office:value="22.0968">
                <text:p>22.09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.336">
                <text:p>39.336</text:p>
              </table:table-cell>
              <table:table-cell office:value-type="float" office:value="34.7952">
                <text:p>34.79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.2872">
                <text:p>32.2872</text:p>
              </table:table-cell>
              <table:table-cell office:value-type="float" office:value="27.6408">
                <text:p>27.64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.4109255564063">
                <text:p>35.4109255564063</text:p>
              </table:table-cell>
              <table:table-cell office:value-type="float" office:value="27.8703400147267">
                <text:p>27.8703400147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05cm" svg:height="5.018cm" xlink:href=".." xlink:type="simple" chart:class="chart:line" chart:style-name="ch1">
        <chart:legend chart:legend-position="end" svg:x="5.347cm" svg:y="2.04cm" style:legend-expansion="high" chart:style-name="ch2"/>
        <chart:plot-area chart:style-name="ch3" table:cell-range-address="Sheet1.I15:Sheet1.K23" chart:data-source-has-labels="both" svg:x="1.125cm" svg:y="0.1cm" svg:width="4.056cm" svg:height="3.889cm">
          <chartooo:coordinate-region svg:x="1.746cm" svg:y="0.1cm" svg:width="3.286cm" svg:height="1.296cm"/>
          <chart:axis chart:dimension="x" chart:name="primary-x" chart:style-name="ch4" chartooo:axis-type="auto">
            <chartooo:date-scale/>
            <chart:title svg:x="1.733cm" svg:y="4.089cm" chart:style-name="ch5">
              <text:p>Hidden layer setup</text:p>
            </chart:title>
            <chart:categories table:cell-range-address="Sheet1.I16:Sheet1.I23"/>
          </chart:axis>
          <chart:axis chart:dimension="y" chart:name="primary-y" chart:style-name="ch6">
            <chart:title svg:x="0.451cm" svg:y="3.213cm" chart:style-name="ch7">
              <text:p>Validation error</text:p>
            </chart:title>
            <chart:grid chart:style-name="ch8" chart:class="major"/>
          </chart:axis>
          <chart:series chart:style-name="ch9" chart:values-cell-range-address="Sheet1.J16:Sheet1.J23" chart:label-cell-address="Sheet1.J15:Sheet1.J15" chart:class="chart:line">
            <chart:data-point chart:repeated="8"/>
          </chart:series>
          <chart:series chart:style-name="ch10" chart:values-cell-range-address="Sheet1.K16:Sheet1.K23" chart:label-cell-address="Sheet1.K15:Sheet1.K15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 RMSE</text:p>
                <draw:g>
                  <svg:desc>Sheet1.J15:Sheet1.J15</svg:desc>
                </draw:g>
              </table:table-cell>
              <table:table-cell office:value-type="string">
                <text:p>Val MAE</text:p>
                <draw:g>
                  <svg:desc>Sheet1.K15:Sheet1.K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, 5</text:p>
                <draw:g>
                  <svg:desc>Sheet1.I16:Sheet1.I23</svg:desc>
                </draw:g>
              </table:table-cell>
              <table:table-cell office:value-type="float" office:value="26.1186535408735">
                <text:p>26.1186535408735</text:p>
                <draw:g>
                  <svg:desc>Sheet1.J16:Sheet1.J23</svg:desc>
                </draw:g>
              </table:table-cell>
              <table:table-cell office:value-type="float" office:value="21.3415827917795">
                <text:p>21.3415827917795</text:p>
                <draw:g>
                  <svg:desc>Sheet1.K16:Sheet1.K23</svg:desc>
                </draw:g>
              </table:table-cell>
            </table:table-row>
            <table:table-row>
              <table:table-cell office:value-type="string">
                <text:p>50, 20</text:p>
              </table:table-cell>
              <table:table-cell office:value-type="float" office:value="37.6502684565961">
                <text:p>37.6502684565961</text:p>
              </table:table-cell>
              <table:table-cell office:value-type="float" office:value="32.2301370839151">
                <text:p>32.2301370839151</text:p>
              </table:table-cell>
            </table:table-row>
            <table:table-row>
              <table:table-cell office:value-type="string">
                <text:p>20, 50</text:p>
              </table:table-cell>
              <table:table-cell office:value-type="float" office:value="30.177891712372">
                <text:p>30.177891712372</text:p>
              </table:table-cell>
              <table:table-cell office:value-type="float" office:value="23.1715306658474">
                <text:p>23.1715306658474</text:p>
              </table:table-cell>
            </table:table-row>
            <table:table-row>
              <table:table-cell office:value-type="string">
                <text:p>10, 5, 5</text:p>
              </table:table-cell>
              <table:table-cell office:value-type="float" office:value="23.4895937340362">
                <text:p>23.4895937340362</text:p>
              </table:table-cell>
              <table:table-cell office:value-type="float" office:value="18.590963894994">
                <text:p>18.590963894994</text:p>
              </table:table-cell>
            </table:table-row>
            <table:table-row>
              <table:table-cell office:value-type="string">
                <text:p>20, 20, 10</text:p>
              </table:table-cell>
              <table:table-cell office:value-type="float" office:value="19.9855369626578">
                <text:p>19.9855369626578</text:p>
              </table:table-cell>
              <table:table-cell office:value-type="float" office:value="15.5530412026472">
                <text:p>15.5530412026472</text:p>
              </table:table-cell>
            </table:table-row>
            <table:table-row>
              <table:table-cell office:value-type="string">
                <text:p>50, 30, 20</text:p>
              </table:table-cell>
              <table:table-cell office:value-type="float" office:value="23.2326173607424">
                <text:p>23.2326173607424</text:p>
              </table:table-cell>
              <table:table-cell office:value-type="float" office:value="18.6016548614666">
                <text:p>18.6016548614666</text:p>
              </table:table-cell>
            </table:table-row>
            <table:table-row>
              <table:table-cell office:value-type="string">
                <text:p>20, 20, 10, 10</text:p>
              </table:table-cell>
              <table:table-cell office:value-type="float" office:value="24.8046882127253">
                <text:p>24.8046882127253</text:p>
              </table:table-cell>
              <table:table-cell office:value-type="float" office:value="19.7677360421696">
                <text:p>19.7677360421696</text:p>
              </table:table-cell>
            </table:table-row>
            <table:table-row>
              <table:table-cell office:value-type="string">
                <text:p>20, 20, 20, 10, 10, 10</text:p>
              </table:table-cell>
              <table:table-cell office:value-type="float" office:value="26.5843062395473">
                <text:p>26.5843062395473</text:p>
              </table:table-cell>
              <table:table-cell office:value-type="float" office:value="21.5831540958676">
                <text:p>21.583154095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21cm" svg:height="5.145cm" xlink:href=".." xlink:type="simple" chart:class="chart:line" chart:style-name="ch1">
        <chart:legend chart:legend-position="end" svg:x="5.563cm" svg:y="2.103cm" style:legend-expansion="high" chart:style-name="ch2"/>
        <chart:plot-area chart:style-name="ch3" table:cell-range-address="Sheet1.I29:Sheet1.K34" chart:data-source-has-labels="both" svg:x="1.129cm" svg:y="0.102cm" svg:width="4.264cm" svg:height="4.012cm">
          <chartooo:coordinate-region svg:x="1.75cm" svg:y="0.262cm" svg:width="3.363cm" svg:height="3.284cm"/>
          <chart:axis chart:dimension="x" chart:name="primary-x" chart:style-name="ch4" chartooo:axis-type="auto">
            <chartooo:date-scale/>
            <chart:title svg:x="2.026cm" svg:y="4.216cm" chart:style-name="ch5">
              <text:p>Look-back steps</text:p>
            </chart:title>
            <chart:categories table:cell-range-address="Sheet1.I30:Sheet1.I34"/>
          </chart:axis>
          <chart:axis chart:dimension="y" chart:name="primary-y" chart:style-name="ch6">
            <chart:title svg:x="0.451cm" svg:y="3.277cm" chart:style-name="ch7">
              <text:p>Validation error</text:p>
            </chart:title>
            <chart:grid chart:style-name="ch8" chart:class="major"/>
          </chart:axis>
          <chart:series chart:style-name="ch9" chart:values-cell-range-address="Sheet1.J30:Sheet1.J34" chart:label-cell-address="Sheet1.J29:Sheet1.J29" chart:class="chart:line">
            <chart:data-point chart:repeated="5"/>
          </chart:series>
          <chart:series chart:style-name="ch10" chart:values-cell-range-address="Sheet1.K30:Sheet1.K34" chart:label-cell-address="Sheet1.K29:Sheet1.K2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 RMSE</text:p>
                <draw:g>
                  <svg:desc>Sheet1.J29:Sheet1.J29</svg:desc>
                </draw:g>
              </table:table-cell>
              <table:table-cell office:value-type="string">
                <text:p>Val MAE</text:p>
                <draw:g>
                  <svg:desc>Sheet1.K29:Sheet1.K2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0:Sheet1.I34</svg:desc>
                </draw:g>
              </table:table-cell>
              <table:table-cell office:value-type="float" office:value="30.4506456903464">
                <text:p>30.4506456903464</text:p>
                <draw:g>
                  <svg:desc>Sheet1.J30:Sheet1.J34</svg:desc>
                </draw:g>
              </table:table-cell>
              <table:table-cell office:value-type="float" office:value="24.4290683504058">
                <text:p>24.4290683504058</text:p>
                <draw:g>
                  <svg:desc>Sheet1.K30:Sheet1.K3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.4755320032288">
                <text:p>37.4755320032288</text:p>
              </table:table-cell>
              <table:table-cell office:value-type="float" office:value="31.8718864321634">
                <text:p>31.87188643216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.8870299797084">
                <text:p>39.8870299797084</text:p>
              </table:table-cell>
              <table:table-cell office:value-type="float" office:value="34.5609428905473">
                <text:p>34.56094289054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.7031938820097">
                <text:p>26.7031938820097</text:p>
              </table:table-cell>
              <table:table-cell office:value-type="float" office:value="21.6325951034449">
                <text:p>21.63259510344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4010526377107">
                <text:p>38.4010526377107</text:p>
              </table:table-cell>
              <table:table-cell office:value-type="float" office:value="32.6610881300864">
                <text:p>32.66108813008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779cm" svg:height="4.71cm" xlink:href=".." xlink:type="simple" chart:class="chart:line" chart:style-name="ch1">
        <chart:legend chart:legend-position="end" svg:x="4.821cm" svg:y="1.886cm" style:legend-expansion="high" chart:style-name="ch2"/>
        <chart:plot-area chart:style-name="ch3" table:cell-range-address="Sheet1.I40:Sheet1.K43" chart:data-source-has-labels="both" svg:x="1.114cm" svg:y="0.094cm" svg:width="3.552cm" svg:height="3.593cm">
          <chartooo:coordinate-region svg:x="1.735cm" svg:y="0.254cm" svg:width="2.651cm" svg:height="2.865cm"/>
          <chart:axis chart:dimension="x" chart:name="primary-x" chart:style-name="ch4" chartooo:axis-type="auto">
            <chartooo:date-scale/>
            <chart:title svg:x="1.523cm" svg:y="3.781cm" chart:style-name="ch5">
              <text:p>Activation function</text:p>
            </chart:title>
            <chart:categories table:cell-range-address="Sheet1.I41:Sheet1.I43"/>
          </chart:axis>
          <chart:axis chart:dimension="y" chart:name="primary-y" chart:style-name="ch6">
            <chart:title svg:x="0.451cm" svg:y="3.059cm" chart:style-name="ch7">
              <text:p>Validation error</text:p>
            </chart:title>
            <chart:grid chart:style-name="ch8" chart:class="major"/>
          </chart:axis>
          <chart:series chart:style-name="ch9" chart:values-cell-range-address="Sheet1.J41:Sheet1.J43" chart:label-cell-address="Sheet1.J40:Sheet1.J40" chart:class="chart:line">
            <chart:data-point chart:repeated="3"/>
          </chart:series>
          <chart:series chart:style-name="ch10" chart:values-cell-range-address="Sheet1.K41:Sheet1.K43" chart:label-cell-address="Sheet1.K40:Sheet1.K4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 RMSE</text:p>
                <draw:g>
                  <svg:desc>Sheet1.J40:Sheet1.J40</svg:desc>
                </draw:g>
              </table:table-cell>
              <table:table-cell office:value-type="string">
                <text:p>Val MAE</text:p>
                <draw:g>
                  <svg:desc>Sheet1.K40:Sheet1.K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nh</text:p>
                <draw:g>
                  <svg:desc>Sheet1.I41:Sheet1.I43</svg:desc>
                </draw:g>
              </table:table-cell>
              <table:table-cell office:value-type="float" office:value="32.8526331283969">
                <text:p>32.8526331283969</text:p>
                <draw:g>
                  <svg:desc>Sheet1.J41:Sheet1.J43</svg:desc>
                </draw:g>
              </table:table-cell>
              <table:table-cell office:value-type="float" office:value="27.6666547567781">
                <text:p>27.6666547567781</text:p>
                <draw:g>
                  <svg:desc>Sheet1.K41:Sheet1.K43</svg:desc>
                </draw:g>
              </table:table-cell>
            </table:table-row>
            <table:table-row>
              <table:table-cell office:value-type="string">
                <text:p>sigmoid</text:p>
              </table:table-cell>
              <table:table-cell office:value-type="float" office:value="30.3897491736015">
                <text:p>30.3897491736015</text:p>
              </table:table-cell>
              <table:table-cell office:value-type="float" office:value="23.0580422477859">
                <text:p>23.0580422477859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26.5601805057481">
                <text:p>26.5601805057481</text:p>
              </table:table-cell>
              <table:table-cell office:value-type="float" office:value="21.7239777950136">
                <text:p>21.72397779501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28cm" svg:height="4.536cm" xlink:href=".." xlink:type="simple" chart:class="chart:line" chart:style-name="ch1">
        <chart:legend chart:legend-position="end" svg:x="7.57cm" svg:y="1.799cm" style:legend-expansion="high" chart:style-name="ch2"/>
        <chart:plot-area chart:style-name="ch3" table:cell-range-address="Sheet1.I47:Sheet1.K53" chart:data-source-has-labels="both" svg:x="1.169cm" svg:y="0.09cm" svg:width="6.191cm" svg:height="3.427cm">
          <chartooo:coordinate-region svg:x="2.439cm" svg:y="0.09cm" svg:width="4.168cm" svg:height="1.142cm"/>
          <chart:axis chart:dimension="x" chart:name="primary-x" chart:style-name="ch4" chartooo:axis-type="auto">
            <chartooo:date-scale/>
            <chart:title svg:x="2.897cm" svg:y="3.607cm" chart:style-name="ch5">
              <text:p>Training algorithm</text:p>
            </chart:title>
            <chart:categories table:cell-range-address="Sheet1.I48:Sheet1.I53"/>
          </chart:axis>
          <chart:axis chart:dimension="y" chart:name="primary-y" chart:style-name="ch6">
            <chart:title svg:x="0.451cm" svg:y="2.972cm" chart:style-name="ch7">
              <text:p>Validation error</text:p>
            </chart:title>
            <chart:grid chart:style-name="ch8" chart:class="major"/>
          </chart:axis>
          <chart:series chart:style-name="ch9" chart:values-cell-range-address="Sheet1.J48:Sheet1.J53" chart:label-cell-address="Sheet1.J47:Sheet1.J47" chart:class="chart:line">
            <chart:data-point chart:repeated="6"/>
          </chart:series>
          <chart:series chart:style-name="ch10" chart:values-cell-range-address="Sheet1.K48:Sheet1.K53" chart:label-cell-address="Sheet1.K47:Sheet1.K4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 RMSE</text:p>
                <draw:g>
                  <svg:desc>Sheet1.J47:Sheet1.J47</svg:desc>
                </draw:g>
              </table:table-cell>
              <table:table-cell office:value-type="string">
                <text:p>Val MAE</text:p>
                <draw:g>
                  <svg:desc>Sheet1.K47:Sheet1.K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m – lr=0.001</text:p>
                <draw:g>
                  <svg:desc>Sheet1.I48:Sheet1.I53</svg:desc>
                </draw:g>
              </table:table-cell>
              <table:table-cell office:value-type="float" office:value="25.2046863005566">
                <text:p>25.2046863005566</text:p>
                <draw:g>
                  <svg:desc>Sheet1.J48:Sheet1.J53</svg:desc>
                </draw:g>
              </table:table-cell>
              <table:table-cell office:value-type="float" office:value="19.4394570294524">
                <text:p>19.4394570294524</text:p>
                <draw:g>
                  <svg:desc>Sheet1.K48:Sheet1.K53</svg:desc>
                </draw:g>
              </table:table-cell>
            </table:table-row>
            <table:table-row>
              <table:table-cell office:value-type="string">
                <text:p>Adam – lr=0.00001</text:p>
              </table:table-cell>
              <table:table-cell office:value-type="float" office:value="53.6418867452434">
                <text:p>53.6418867452434</text:p>
              </table:table-cell>
              <table:table-cell office:value-type="float" office:value="43.5978923261139">
                <text:p>43.5978923261139</text:p>
              </table:table-cell>
            </table:table-row>
            <table:table-row>
              <table:table-cell office:value-type="string">
                <text:p>Adam – lr=1</text:p>
              </table:table-cell>
              <table:table-cell office:value-type="float" office:value="67.833254605357">
                <text:p>67.833254605357</text:p>
              </table:table-cell>
              <table:table-cell office:value-type="float" office:value="54.2326363179635">
                <text:p>54.2326363179635</text:p>
              </table:table-cell>
            </table:table-row>
            <table:table-row>
              <table:table-cell office:value-type="string">
                <text:p>SGD – lr=0.01</text:p>
              </table:table-cell>
              <table:table-cell office:value-type="float" office:value="39.317817617089">
                <text:p>39.317817617089</text:p>
              </table:table-cell>
              <table:table-cell office:value-type="float" office:value="32.4812195375557">
                <text:p>32.4812195375557</text:p>
              </table:table-cell>
            </table:table-row>
            <table:table-row>
              <table:table-cell office:value-type="string">
                <text:p>SGD – lr=0.00001</text:p>
              </table:table-cell>
              <table:table-cell office:value-type="float" office:value="106.067177718185">
                <text:p>106.067177718185</text:p>
              </table:table-cell>
              <table:table-cell office:value-type="float" office:value="90.8442596597409">
                <text:p>90.8442596597409</text:p>
              </table:table-cell>
            </table:table-row>
            <table:table-row>
              <table:table-cell office:value-type="string">
                <text:p>SGD – lr=1.5</text:p>
              </table:table-cell>
              <table:table-cell office:value-type="float" office:value="75.0399576619498">
                <text:p>75.0399576619498</text:p>
              </table:table-cell>
              <table:table-cell office:value-type="float" office:value="67.5311071900041">
                <text:p>67.53110719000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424cm" svg:height="3.63cm" xlink:href=".." xlink:type="simple" chart:class="chart:bar" chart:style-name="ch1">
        <chart:legend chart:legend-position="end" svg:x="6.055cm" svg:y="1.346cm" style:legend-expansion="high" chart:style-name="ch2"/>
        <chart:plot-area chart:style-name="ch3" table:cell-range-address="Sheet1.I56:Sheet1.K58" chart:data-source-has-labels="both" svg:x="1.127cm" svg:y="0.072cm" svg:width="4.76cm" svg:height="2.557cm">
          <chartooo:coordinate-region svg:x="1.748cm" svg:y="0.232cm" svg:width="4.139cm" svg:height="1.829cm"/>
          <chart:axis chart:dimension="x" chart:name="primary-x" chart:style-name="ch4" chartooo:axis-type="auto">
            <chartooo:date-scale/>
            <chart:title svg:x="2.14cm" svg:y="2.701cm" chart:style-name="ch5">
              <text:p>Training algorithm</text:p>
            </chart:title>
            <chart:categories table:cell-range-address="Sheet1.I57:Sheet1.I58"/>
          </chart:axis>
          <chart:axis chart:dimension="y" chart:name="primary-y" chart:style-name="ch6">
            <chart:title svg:x="0.451cm" svg:y="2.519cm" chart:style-name="ch7">
              <text:p>Validation error</text:p>
            </chart:title>
            <chart:grid chart:style-name="ch8" chart:class="major"/>
          </chart:axis>
          <chart:series chart:style-name="ch9" chart:values-cell-range-address="Sheet1.J57:Sheet1.J58" chart:label-cell-address="Sheet1.J56:Sheet1.J56" chart:class="chart:bar">
            <chart:data-point chart:repeated="2"/>
          </chart:series>
          <chart:series chart:style-name="ch10" chart:values-cell-range-address="Sheet1.K57:Sheet1.K58" chart:label-cell-address="Sheet1.K56:Sheet1.K56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 RMSE</text:p>
                <draw:g>
                  <svg:desc>Sheet1.J56:Sheet1.J56</svg:desc>
                </draw:g>
              </table:table-cell>
              <table:table-cell office:value-type="string">
                <text:p>Val MAE</text:p>
                <draw:g>
                  <svg:desc>Sheet1.K56:Sheet1.K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m</text:p>
                <draw:g>
                  <svg:desc>Sheet1.I57:Sheet1.I58</svg:desc>
                </draw:g>
              </table:table-cell>
              <table:table-cell office:value-type="float" office:value="25.2046863005566">
                <text:p>25.2046863005566</text:p>
                <draw:g>
                  <svg:desc>Sheet1.J57:Sheet1.J58</svg:desc>
                </draw:g>
              </table:table-cell>
              <table:table-cell office:value-type="float" office:value="19.4394570294524">
                <text:p>19.4394570294524</text:p>
                <draw:g>
                  <svg:desc>Sheet1.K57:Sheet1.K58</svg:desc>
                </draw:g>
              </table:table-cell>
            </table:table-row>
            <table:table-row>
              <table:table-cell office:value-type="string">
                <text:p>SGD</text:p>
              </table:table-cell>
              <table:table-cell office:value-type="float" office:value="39.317817617089">
                <text:p>39.317817617089</text:p>
              </table:table-cell>
              <table:table-cell office:value-type="float" office:value="32.4812195375557">
                <text:p>32.48121953755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21cm" svg:height="7.609cm" xlink:href=".." xlink:type="simple" chart:class="chart:line" chart:style-name="ch1">
        <chart:legend chart:legend-position="end" svg:x="12.363cm" svg:y="3.335cm" style:legend-expansion="high" chart:style-name="ch2"/>
        <chart:plot-area chart:style-name="ch3" table:cell-range-address="Sheet1.I64:Sheet1.K67" chart:data-source-has-labels="both" svg:x="1.265cm" svg:y="0.152cm" svg:width="10.792cm" svg:height="6.376cm">
          <chartooo:coordinate-region svg:x="1.886cm" svg:y="0.313cm" svg:width="8.463cm" svg:height="5.647cm"/>
          <chart:axis chart:dimension="x" chart:name="primary-x" chart:style-name="ch4" chartooo:axis-type="auto">
            <chartooo:date-scale/>
            <chart:title svg:x="5.545cm" svg:y="6.68cm" chart:style-name="ch5">
              <text:p>Regularization</text:p>
            </chart:title>
            <chart:categories table:cell-range-address="Sheet1.I65:Sheet1.I67"/>
          </chart:axis>
          <chart:axis chart:dimension="y" chart:name="primary-y" chart:style-name="ch6">
            <chart:title svg:x="0.451cm" svg:y="4.509cm" chart:style-name="ch7">
              <text:p>Validation error</text:p>
            </chart:title>
            <chart:grid chart:style-name="ch8" chart:class="major"/>
          </chart:axis>
          <chart:series chart:style-name="ch9" chart:values-cell-range-address="Sheet1.J65:Sheet1.J67" chart:label-cell-address="Sheet1.J64:Sheet1.J64" chart:class="chart:line">
            <chart:data-point chart:repeated="3"/>
          </chart:series>
          <chart:series chart:style-name="ch10" chart:values-cell-range-address="Sheet1.K65:Sheet1.K67" chart:label-cell-address="Sheet1.K64:Sheet1.K6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 RMSE</text:p>
                <draw:g>
                  <svg:desc>Sheet1.J64:Sheet1.J64</svg:desc>
                </draw:g>
              </table:table-cell>
              <table:table-cell office:value-type="string">
                <text:p>Val MAE</text:p>
                <draw:g>
                  <svg:desc>Sheet1.K64:Sheet1.K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I65:Sheet1.I67</svg:desc>
                </draw:g>
              </table:table-cell>
              <table:table-cell office:value-type="float" office:value="36.1829741293129">
                <text:p>36.1829741293129</text:p>
                <draw:g>
                  <svg:desc>Sheet1.J65:Sheet1.J67</svg:desc>
                </draw:g>
              </table:table-cell>
              <table:table-cell office:value-type="float" office:value="29.1901470380365">
                <text:p>29.1901470380365</text:p>
                <draw:g>
                  <svg:desc>Sheet1.K65:Sheet1.K67</svg:desc>
                </draw:g>
              </table:table-cell>
            </table:table-row>
            <table:table-row>
              <table:table-cell office:value-type="string">
                <text:p>L2 – lambda=0.1</text:p>
              </table:table-cell>
              <table:table-cell office:value-type="float" office:value="31.9634786794289">
                <text:p>31.9634786794289</text:p>
              </table:table-cell>
              <table:table-cell office:value-type="float" office:value="26.2390291676076">
                <text:p>26.2390291676076</text:p>
              </table:table-cell>
            </table:table-row>
            <table:table-row>
              <table:table-cell office:value-type="string">
                <text:p>Dropout – fraction=0.2</text:p>
              </table:table-cell>
              <table:table-cell office:value-type="float" office:value="32.7991329525107">
                <text:p>32.7991329525107</text:p>
              </table:table-cell>
              <table:table-cell office:value-type="float" office:value="27.1734121596309">
                <text:p>27.17341215963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